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entury Gothic" svg:font-family="'Century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6" style:family="table">
      <style:table-properties style:width="15.498cm" table:align="margins" style:writing-mode="lr-tb"/>
    </style:style>
    <style:style style:name="Table6.A" style:family="table-column">
      <style:table-column-properties style:column-width="15.498cm" style:rel-column-width="78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8cm" table:align="margins" style:writing-mode="lr-tb"/>
    </style:style>
    <style:style style:name="Table7.A" style:family="table-column">
      <style:table-column-properties style:column-width="10.179cm" style:rel-column-width="5930*"/>
    </style:style>
    <style:style style:name="Table7.B" style:family="table-column">
      <style:table-column-properties style:column-width="1.796cm" style:rel-column-width="1046*"/>
    </style:style>
    <style:style style:name="Table7.C" style:family="table-column">
      <style:table-column-properties style:column-width="1.625cm" style:rel-column-width="946*"/>
    </style:style>
    <style:style style:name="Table7.D" style:family="table-column">
      <style:table-column-properties style:column-width="1.898cm" style:rel-column-width="1106*"/>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D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8cm" table:align="margins" style:writing-mode="lr-tb"/>
    </style:style>
    <style:style style:name="Table8.A" style:family="table-column">
      <style:table-column-properties style:column-width="10.225cm" style:rel-column-width="6130*"/>
    </style:style>
    <style:style style:name="Table8.B" style:family="table-column">
      <style:table-column-properties style:column-width="1.759cm" style:rel-column-width="1054*"/>
    </style:style>
    <style:style style:name="Table8.C" style:family="table-column">
      <style:table-column-properties style:column-width="1.591cm" style:rel-column-width="954*"/>
    </style:style>
    <style:style style:name="Table8.D" style:family="table-column">
      <style:table-column-properties style:column-width="1.923cm" style:rel-column-width="1153*"/>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D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10.225cm" style:rel-column-width="6130*"/>
    </style:style>
    <style:style style:name="Table9.B" style:family="table-column">
      <style:table-column-properties style:column-width="1.759cm" style:rel-column-width="1054*"/>
    </style:style>
    <style:style style:name="Table9.C" style:family="table-column">
      <style:table-column-properties style:column-width="1.591cm" style:rel-column-width="954*"/>
    </style:style>
    <style:style style:name="Table9.D" style:family="table-column">
      <style:table-column-properties style:column-width="1.923cm" style:rel-column-width="1153*"/>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D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8cm" table:align="margins" style:writing-mode="lr-tb"/>
    </style:style>
    <style:style style:name="Table10.A" style:family="table-column">
      <style:table-column-properties style:column-width="10.225cm" style:rel-column-width="6130*"/>
    </style:style>
    <style:style style:name="Table10.B" style:family="table-column">
      <style:table-column-properties style:column-width="1.759cm" style:rel-column-width="1054*"/>
    </style:style>
    <style:style style:name="Table10.C" style:family="table-column">
      <style:table-column-properties style:column-width="1.591cm" style:rel-column-width="954*"/>
    </style:style>
    <style:style style:name="Table10.D" style:family="table-column">
      <style:table-column-properties style:column-width="1.923cm" style:rel-column-width="1153*"/>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D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8cm" table:align="margins" style:writing-mode="lr-tb"/>
    </style:style>
    <style:style style:name="Table11.A" style:family="table-column">
      <style:table-column-properties style:column-width="10.661cm" style:rel-column-width="6391*"/>
    </style:style>
    <style:style style:name="Table11.B" style:family="table-column">
      <style:table-column-properties style:column-width="1.916cm" style:rel-column-width="1148*"/>
    </style:style>
    <style:style style:name="Table11.C" style:family="table-column">
      <style:table-column-properties style:column-width="2.923cm" style:rel-column-width="1752*"/>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master-page-name="">
      <style:paragraph-properties fo:break-after="page"/>
    </style:style>
    <style:style style:name="P11" style:family="paragraph" style:parent-style-name="Text_20_body" style:list-style-name="WW8Num30"/>
    <style:style style:name="P12" style:family="paragraph" style:parent-style-name="Text_20_body" style:list-style-name="WW8Num30"/>
    <style:style style:name="P13" style:family="paragraph" style:parent-style-name="Text_20_body" style:list-style-name="WW8Num30"/>
    <style:style style:name="P14" style:family="paragraph" style:parent-style-name="Text_20_body" style:list-style-name="WW8Num30"/>
    <style:style style:name="P15" style:family="paragraph" style:parent-style-name="Text_20_body" style:list-style-name="WW8Num30"/>
    <style:style style:name="P16" style:family="paragraph" style:parent-style-name="Text_20_body" style:list-style-name="WW8Num10"/>
    <style:style style:name="P17" style:family="paragraph" style:parent-style-name="Text_20_body" style:list-style-name="WW8Num10"/>
    <style:style style:name="P18" style:family="paragraph" style:parent-style-name="Text_20_body" style:list-style-name="WW8Num10"/>
    <style:style style:name="P19" style:family="paragraph" style:parent-style-name="Text_20_body" style:list-style-name="WW8Num15"/>
    <style:style style:name="P20" style:family="paragraph" style:parent-style-name="Text_20_body" style:list-style-name="WW8Num15"/>
    <style:style style:name="P21" style:family="paragraph" style:parent-style-name="Text_20_body" style:list-style-name="WW8Num15"/>
    <style:style style:name="P22" style:family="paragraph" style:parent-style-name="Text_20_body" style:list-style-name="WW8Num15"/>
    <style:style style:name="P23" style:family="paragraph" style:parent-style-name="Text_20_body" style:list-style-name="WW8Num15"/>
    <style:style style:name="P24" style:family="paragraph" style:parent-style-name="Text_20_body" style:list-style-name="WW8Num15"/>
    <style:style style:name="P25" style:family="paragraph" style:parent-style-name="Text_20_body" style:list-style-name="WW8Num32"/>
    <style:style style:name="P26" style:family="paragraph" style:parent-style-name="Text_20_body" style:list-style-name="WW8Num32"/>
    <style:style style:name="P27" style:family="paragraph" style:parent-style-name="Text_20_body" style:list-style-name="WW8Num32"/>
    <style:style style:name="P28" style:family="paragraph" style:parent-style-name="Text_20_body" style:list-style-name="WW8Num32"/>
    <style:style style:name="P29" style:family="paragraph" style:parent-style-name="Text_20_body" style:list-style-name="WW8Num32"/>
    <style:style style:name="P30" style:family="paragraph" style:parent-style-name="Text_20_body" style:list-style-name="WW8Num32"/>
    <style:style style:name="P31" style:family="paragraph" style:parent-style-name="Text_20_body" style:list-style-name="WW8Num32"/>
    <style:style style:name="P32" style:family="paragraph" style:parent-style-name="Text_20_body" style:list-style-name="WW8Num32"/>
    <style:style style:name="P33" style:family="paragraph" style:parent-style-name="Text_20_body" style:list-style-name="WW8Num32"/>
    <style:style style:name="P34" style:family="paragraph" style:parent-style-name="Text_20_body" style:list-style-name="WW8Num32"/>
    <style:style style:name="P35" style:family="paragraph" style:parent-style-name="Text_20_body" style:list-style-name="WW8Num32"/>
    <style:style style:name="P36" style:family="paragraph" style:parent-style-name="Text_20_body" style:list-style-name="WW8Num32"/>
    <style:style style:name="P37" style:family="paragraph" style:parent-style-name="Text_20_body" style:list-style-name="WW8Num34"/>
    <style:style style:name="P38" style:family="paragraph" style:parent-style-name="Text_20_body" style:list-style-name="WW8Num34"/>
    <style:style style:name="P39" style:family="paragraph" style:parent-style-name="Text_20_body" style:list-style-name="WW8Num2"/>
    <style:style style:name="P40" style:family="paragraph" style:parent-style-name="Text_20_body" style:list-style-name="WW8Num2"/>
    <style:style style:name="P41" style:family="paragraph" style:parent-style-name="Text_20_body" style:list-style-name="WW8Num2"/>
    <style:style style:name="P42" style:family="paragraph" style:parent-style-name="Text_20_body" style:list-style-name="WW8Num2"/>
    <style:style style:name="P43" style:family="paragraph" style:parent-style-name="Text_20_body" style:list-style-name="WW8Num2"/>
    <style:style style:name="P44" style:family="paragraph" style:parent-style-name="Text_20_body" style:list-style-name="WW8Num2"/>
    <style:style style:name="P45" style:family="paragraph" style:parent-style-name="Text_20_body" style:list-style-name="WW8Num2"/>
    <style:style style:name="P46" style:family="paragraph" style:parent-style-name="Text_20_body" style:list-style-name="WW8Num2"/>
    <style:style style:name="P47" style:family="paragraph" style:parent-style-name="Text_20_body" style:list-style-name="WW8Num16"/>
    <style:style style:name="P48" style:family="paragraph" style:parent-style-name="Text_20_body" style:list-style-name="WW8Num16"/>
    <style:style style:name="P49" style:family="paragraph" style:parent-style-name="Text_20_body" style:list-style-name="WW8Num16"/>
    <style:style style:name="P50" style:family="paragraph" style:parent-style-name="Text_20_body" style:list-style-name="WW8Num16"/>
    <style:style style:name="P51" style:family="paragraph" style:parent-style-name="Text_20_body" style:list-style-name="WW8Num16"/>
    <style:style style:name="P52" style:family="paragraph" style:parent-style-name="Text_20_body" style:list-style-name="WW8Num16"/>
    <style:style style:name="P53" style:family="paragraph" style:parent-style-name="Text_20_body" style:list-style-name="WW8Num16"/>
    <style:style style:name="P54" style:family="paragraph" style:parent-style-name="Text_20_body" style:list-style-name="WW8Num16"/>
    <style:style style:name="P55" style:family="paragraph" style:parent-style-name="Text_20_body" style:list-style-name="WW8Num16"/>
    <style:style style:name="P56" style:family="paragraph" style:parent-style-name="Text_20_body" style:list-style-name="WW8Num16"/>
    <style:style style:name="P57" style:family="paragraph" style:parent-style-name="Text_20_body" style:list-style-name="WW8Num16"/>
    <style:style style:name="P58" style:family="paragraph" style:parent-style-name="Text_20_body" style:list-style-name="WW8Num16"/>
    <style:style style:name="P59" style:family="paragraph" style:parent-style-name="Text_20_body" style:list-style-name="WW8Num16"/>
    <style:style style:name="P60" style:family="paragraph" style:parent-style-name="Text_20_body" style:list-style-name="WW8Num24"/>
    <style:style style:name="P61" style:family="paragraph" style:parent-style-name="Text_20_body" style:list-style-name="WW8Num24"/>
    <style:style style:name="P62" style:family="paragraph" style:parent-style-name="Text_20_body" style:list-style-name="WW8Num24"/>
    <style:style style:name="P63" style:family="paragraph" style:parent-style-name="Text_20_body" style:list-style-name="WW8Num24"/>
    <style:style style:name="P64" style:family="paragraph" style:parent-style-name="Text_20_body" style:list-style-name="WW8Num24"/>
    <style:style style:name="P65" style:family="paragraph" style:parent-style-name="Text_20_body" style:list-style-name="WW8Num24"/>
    <style:style style:name="P66" style:family="paragraph" style:parent-style-name="Text_20_body" style:list-style-name="WW8Num24"/>
    <style:style style:name="P67" style:family="paragraph" style:parent-style-name="Text_20_body" style:list-style-name="WW8Num24"/>
    <style:style style:name="P68" style:family="paragraph" style:parent-style-name="Text_20_body" style:list-style-name="WW8Num24"/>
    <style:style style:name="P69" style:family="paragraph" style:parent-style-name="Text_20_body" style:list-style-name="WW8Num24"/>
    <style:style style:name="P70" style:family="paragraph" style:parent-style-name="Text_20_body" style:list-style-name="WW8Num24"/>
    <style:style style:name="P71" style:family="paragraph" style:parent-style-name="Text_20_body" style:list-style-name="WW8Num24"/>
    <style:style style:name="P72" style:family="paragraph" style:parent-style-name="Text_20_body" style:list-style-name="WW8Num8"/>
    <style:style style:name="P73" style:family="paragraph" style:parent-style-name="Text_20_body" style:list-style-name="WW8Num8"/>
    <style:style style:name="P74" style:family="paragraph" style:parent-style-name="Text_20_body" style:list-style-name="WW8Num8"/>
    <style:style style:name="P75" style:family="paragraph" style:parent-style-name="Text_20_body" style:list-style-name="WW8Num8"/>
    <style:style style:name="P76" style:family="paragraph" style:parent-style-name="Text_20_body" style:list-style-name="WW8Num8"/>
    <style:style style:name="P77" style:family="paragraph" style:parent-style-name="Text_20_body" style:list-style-name="WW8Num8"/>
    <style:style style:name="P78" style:family="paragraph" style:parent-style-name="Text_20_body" style:list-style-name="WW8Num8"/>
    <style:style style:name="P79" style:family="paragraph" style:parent-style-name="Text_20_body" style:list-style-name="WW8Num8"/>
    <style:style style:name="P80" style:family="paragraph" style:parent-style-name="Text_20_body" style:list-style-name="WW8Num8"/>
    <style:style style:name="P81" style:family="paragraph" style:parent-style-name="Text_20_body" style:list-style-name="WW8Num8"/>
    <style:style style:name="P82" style:family="paragraph" style:parent-style-name="Text_20_body" style:list-style-name="WW8Num28"/>
    <style:style style:name="P83" style:family="paragraph" style:parent-style-name="Text_20_body" style:list-style-name="WW8Num28"/>
    <style:style style:name="P84" style:family="paragraph" style:parent-style-name="Text_20_body" style:list-style-name="WW8Num28"/>
    <style:style style:name="P85" style:family="paragraph" style:parent-style-name="Text_20_body" style:list-style-name="WW8Num28"/>
    <style:style style:name="P86" style:family="paragraph" style:parent-style-name="Text_20_body" style:list-style-name="WW8Num28"/>
    <style:style style:name="P87" style:family="paragraph" style:parent-style-name="Text_20_body" style:list-style-name="WW8Num28"/>
    <style:style style:name="P88" style:family="paragraph" style:parent-style-name="Text_20_body" style:list-style-name="WW8Num28"/>
    <style:style style:name="P89" style:family="paragraph" style:parent-style-name="Text_20_body" style:list-style-name="WW8Num28"/>
    <style:style style:name="P90" style:family="paragraph" style:parent-style-name="Text_20_body" style:list-style-name="WW8Num28"/>
    <style:style style:name="P91" style:family="paragraph" style:parent-style-name="Text_20_body" style:list-style-name="WW8Num28"/>
    <style:style style:name="P92" style:family="paragraph" style:parent-style-name="Text_20_body" style:list-style-name="WW8Num9"/>
    <style:style style:name="P93" style:family="paragraph" style:parent-style-name="Text_20_body" style:list-style-name="WW8Num9"/>
    <style:style style:name="P94" style:family="paragraph" style:parent-style-name="Text_20_body" style:list-style-name="WW8Num25"/>
    <style:style style:name="P95" style:family="paragraph" style:parent-style-name="Text_20_body" style:list-style-name="WW8Num25"/>
    <style:style style:name="P96" style:family="paragraph" style:parent-style-name="Text_20_body" style:list-style-name="WW8Num14"/>
    <style:style style:name="P97" style:family="paragraph" style:parent-style-name="Text_20_body" style:list-style-name="WW8Num14"/>
    <style:style style:name="P98" style:family="paragraph" style:parent-style-name="Text_20_body" style:list-style-name="WW8Num6"/>
    <style:style style:name="P99" style:family="paragraph" style:parent-style-name="Text_20_body" style:list-style-name="WW8Num6"/>
    <style:style style:name="P100" style:family="paragraph" style:parent-style-name="Text_20_body" style:list-style-name="WW8Num6"/>
    <style:style style:name="P101" style:family="paragraph" style:parent-style-name="Text_20_body" style:list-style-name="WW8Num6"/>
    <style:style style:name="P102" style:family="paragraph" style:parent-style-name="Text_20_body" style:list-style-name="WW8Num6"/>
    <style:style style:name="P103" style:family="paragraph" style:parent-style-name="Text_20_body" style:list-style-name="L1"/>
    <style:style style:name="P104" style:family="paragraph" style:parent-style-name="Text_20_body" style:list-style-name="L1"/>
    <style:style style:name="P105" style:family="paragraph" style:parent-style-name="Text_20_body" style:list-style-name="L1"/>
    <style:style style:name="P106" style:family="paragraph" style:parent-style-name="Text_20_body" style:list-style-name="L1"/>
    <style:style style:name="P107" style:family="paragraph" style:parent-style-name="Text_20_body" style:list-style-name="L1"/>
    <style:style style:name="P108" style:family="paragraph" style:parent-style-name="Text_20_body" style:list-style-name="L2"/>
    <style:style style:name="P109" style:family="paragraph" style:parent-style-name="Text_20_body" style:list-style-name="L2"/>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3"/>
    <style:style style:name="P113" style:family="paragraph" style:parent-style-name="Text_20_body" style:list-style-name="L3"/>
    <style:style style:name="P114" style:family="paragraph" style:parent-style-name="Text_20_body" style:list-style-name="L3"/>
    <style:style style:name="P115" style:family="paragraph" style:parent-style-name="Text_20_body" style:list-style-name="L3"/>
    <style:style style:name="P116" style:family="paragraph" style:parent-style-name="Text_20_body" style:list-style-name="L3"/>
    <style:style style:name="P117" style:family="paragraph" style:parent-style-name="Text_20_body" style:list-style-name="WW8Num27"/>
    <style:style style:name="P118" style:family="paragraph" style:parent-style-name="Text_20_body" style:list-style-name="WW8Num27"/>
    <style:style style:name="P119" style:family="paragraph" style:parent-style-name="Text_20_body" style:list-style-name="WW8Num27"/>
    <style:style style:name="P120" style:family="paragraph" style:parent-style-name="Text_20_body" style:list-style-name="WW8Num27"/>
    <style:style style:name="P121" style:family="paragraph" style:parent-style-name="Text_20_body" style:list-style-name="L4"/>
    <style:style style:name="P122" style:family="paragraph" style:parent-style-name="Text_20_body" style:list-style-name="L4"/>
    <style:style style:name="P123" style:family="paragraph" style:parent-style-name="Text_20_body" style:list-style-name="L4"/>
    <style:style style:name="P124" style:family="paragraph" style:parent-style-name="Text_20_body" style:list-style-name="L4"/>
    <style:style style:name="P125" style:family="paragraph" style:parent-style-name="Text_20_body" style:list-style-name="L4"/>
    <style:style style:name="P126" style:family="paragraph" style:parent-style-name="Normal_20_2">
      <style:text-properties style:font-size-complex="11pt"/>
    </style:style>
    <style:style style:name="P127" style:family="paragraph" style:parent-style-name="Text_20_body_20_indent" style:list-style-name="WW8Num23"/>
    <style:style style:name="P128" style:family="paragraph" style:parent-style-name="Text_20_body_20_indent" style:list-style-name="WW8Num23"/>
    <style:style style:name="P129" style:family="paragraph" style:parent-style-name="Text_20_body_20_indent" style:list-style-name="WW8Num23"/>
    <style:style style:name="P130" style:family="paragraph" style:parent-style-name="Text_20_body_20_indent" style:list-style-name="WW8Num23"/>
    <style:style style:name="P131" style:family="paragraph" style:parent-style-name="Text_20_body_20_indent" style:list-style-name="WW8Num23"/>
    <style:style style:name="P132" style:family="paragraph" style:parent-style-name="Text_20_body_20_indent" style:list-style-name="WW8Num23"/>
    <style:style style:name="P133" style:family="paragraph" style:parent-style-name="Text_20_body_20_indent" style:list-style-name="WW8Num23"/>
    <style:style style:name="P134" style:family="paragraph" style:parent-style-name="Text_20_body_20_indent" style:list-style-name="WW8Num23"/>
    <style:style style:name="P135" style:family="paragraph" style:parent-style-name="Text_20_body_20_indent" style:list-style-name="WW8Num11"/>
    <style:style style:name="P136" style:family="paragraph" style:parent-style-name="Text_20_body_20_indent" style:list-style-name="WW8Num11"/>
    <style:style style:name="P137" style:family="paragraph" style:parent-style-name="Text_20_body_20_indent" style:list-style-name="WW8Num3"/>
    <style:style style:name="P138" style:family="paragraph" style:parent-style-name="Text_20_body_20_indent" style:list-style-name="WW8Num3"/>
    <style:style style:name="P139" style:family="paragraph" style:parent-style-name="Text_20_body_20_indent" style:list-style-name="WW8Num3"/>
    <style:style style:name="P140" style:family="paragraph" style:parent-style-name="Text_20_body_20_indent" style:list-style-name="WW8Num20"/>
    <style:style style:name="P141" style:family="paragraph" style:parent-style-name="Text_20_body_20_indent" style:list-style-name="WW8Num20"/>
    <style:style style:name="P142" style:family="paragraph" style:parent-style-name="Text_20_body_20_indent" style:list-style-name="WW8Num20"/>
    <style:style style:name="P143" style:family="paragraph" style:parent-style-name="Text_20_body_20_indent" style:list-style-name="WW8Num20"/>
    <style:style style:name="P144" style:family="paragraph" style:parent-style-name="Text_20_body_20_indent" style:list-style-name="WW8Num20"/>
    <style:style style:name="P145" style:family="paragraph" style:parent-style-name="Normal_20_numbered_20_1">
      <style:text-properties style:font-size-complex="11pt"/>
    </style:style>
    <style:style style:name="P146" style:family="paragraph" style:parent-style-name="Normal_20_numbered_20_1">
      <style:paragraph-properties fo:margin-left="1.501cm" fo:margin-right="0cm" fo:text-indent="0cm" style:auto-text-indent="false"/>
      <style:text-properties style:font-size-complex="11pt"/>
    </style:style>
    <style:style style:name="P147" style:family="paragraph" style:parent-style-name="Contents_20_1">
      <style:paragraph-properties>
        <style:tab-stops>
          <style:tab-stop style:position="15.498cm" style:type="right" style:leader-style="dotted" style:leader-text="."/>
        </style:tab-stops>
      </style:paragraph-properties>
    </style:style>
    <style:style style:name="P148" style:family="paragraph" style:parent-style-name="Contents_20_2">
      <style:paragraph-properties>
        <style:tab-stops>
          <style:tab-stop style:position="15.109cm" style:type="right" style:leader-style="dotted" style:leader-text="."/>
        </style:tab-stops>
      </style:paragraph-properties>
    </style:style>
    <style:style style:name="P149" style:family="paragraph" style:parent-style-name="Cover_20_-_20_Report_20_Type" style:master-page-name="Standard"/>
    <style:style style:name="P150" style:family="paragraph" style:parent-style-name="Cover_20_-_20_Report_20_Type" style:master-page-name="Standard"/>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size-complex="11pt"/>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language="en" fo:country="US" style:font-size-asian="11pt" style:font-size-complex="11pt"/>
    </style:style>
    <style:style style:name="T10" style:family="text">
      <style:text-properties style:font-name="Times New Roman" fo:font-style="normal" style:font-style-asian="normal" style:font-size-complex="9pt"/>
    </style:style>
    <style:style style:name="T11" style:family="text">
      <style:text-properties style:font-size-complex="11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4" draw:visible-area-top="0cm" draw:visible-area-width="3.2cm" draw:visible-area-height="2.071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XMLCONV Test plan report</text:p>
          <text:p text:style-name="Subtitle"/>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2</text:p>
        </draw:text-box>
      </draw:frame>
      <draw:frame draw:style-name="fr3" draw:name="ReportTypeFrame" text:anchor-type="page" text:anchor-page-number="1" svg:width="15.498cm" style:rel-width="100%" draw:z-index="4">
        <draw:text-box fo:min-height="0.499cm">
          <text:p text:style-name="P2"><text:span text:style-name="Page_20_Number"><text:span text:style-name="T1">Test plan</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text:span text:style-name="T10">15/07/2005</text:span></text:p>
          </table:table-cell>
          <table:table-cell table:style-name="Versions-management.A2" office:value-type="string">
            <text:p text:style-name="Table_20_Contents">Document created</text:p>
          </table:table-cell>
          <table:table-cell table:style-name="Versions-management.A2" office:value-type="string">
            <text:p text:style-name="Table_20_Contents"><text:span text:style-name="T7">Marios Vitos</text:span></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text:span text:style-name="T10">22/07/2005</text:span></text:p>
          </table:table-cell>
          <table:table-cell table:style-name="Versions-management.A2" office:value-type="string">
            <text:p text:style-name="Table_20_Contents"><text:span text:style-name="T10">Delete inappropriate test (Edit Content Channel)</text:span></text:p>
          </table:table-cell>
          <table:table-cell table:style-name="Versions-management.A2" office:value-type="string">
            <text:p text:style-name="Table_20_Contents"><text:span text:style-name="T7">Marios Vitos</text:span></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text:span text:style-name="T10">17/11/2005</text:span></text:p>
          </table:table-cell>
          <table:table-cell table:style-name="Versions-management.A2" office:value-type="string">
            <text:p text:style-name="Table_20_Contents">DCM final version tests</text:p>
          </table:table-cell>
          <table:table-cell table:style-name="Versions-management.A2" office:value-type="string">
            <text:p text:style-name="Table_20_Contents"><text:span text:style-name="T7">Marios Vitos</text:span></text:p>
          </table:table-cell>
        </table:table-row>
      </table:table>
      <text:p text:style-name="P8"/>
      <text:p text:style-name="P9">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47">1. <text:s text:c="2"/>Introduction<text:tab/> <text:a xlink:type="simple" xlink:href="#1.Introduction|outline" text:style-name="Default" text:visited-style-name="Default">4</text:a></text:p>
          <text:p text:style-name="P147">2. <text:s text:c="2"/>Validation and acceptance tests PROCEDURES<text:tab/> <text:a xlink:type="simple" xlink:href="#2.Validation and acceptance tests PROCEDURES|outline" text:style-name="Default" text:visited-style-name="Default">4</text:a></text:p>
          <text:p text:style-name="P148">2.1. <text:s text:c="2"/>Principles<text:tab/><text:a xlink:type="simple" xlink:href="#2.1.Principles|outline" text:style-name="Default" text:visited-style-name="Default">4</text:a></text:p>
          <text:p text:style-name="P148">2.2. <text:s text:c="2"/>Validation and Acceptance Tests Specification<text:tab/><text:a xlink:type="simple" xlink:href="#2.2.Validation and Acceptance Tests Specification|outline" text:style-name="Default" text:visited-style-name="Default">4</text:a></text:p>
          <text:p text:style-name="P147">3. <text:s text:c="2"/>VALIDATION and acceptance tests <text:tab/> <text:a xlink:type="simple" xlink:href="#3.VALIDATION and acceptance tests |outline" text:style-name="Default" text:visited-style-name="Default">5</text:a></text:p>
          <text:p text:style-name="P148">3.1. <text:s text:c="2"/>GUI module<text:tab/><text:a xlink:type="simple" xlink:href="#3.1.GUI module|outline" text:style-name="Default" text:visited-style-name="Default">5</text:a></text:p>
          <text:p text:style-name="P148">3.2. <text:s text:c="2"/>Administration module<text:tab/><text:a xlink:type="simple" xlink:href="#3.2.Administration module|outline" text:style-name="Default" text:visited-style-name="Default">6</text:a></text:p>
          <text:p text:style-name="P148">3.3. <text:s text:c="2"/>Conversion module<text:tab/><text:a xlink:type="simple" xlink:href="#3.3.Conversion module|outline" text:style-name="Default" text:visited-style-name="Default">10</text:a></text:p>
          <text:p text:style-name="P148">3.4. <text:s text:c="2"/>System Features<text:tab/><text:a xlink:type="simple" xlink:href="#3.4.System Features|outline" text:style-name="Default" text:visited-style-name="Default">16</text:a></text:p>
          <text:p text:style-name="P148">3.5. <text:s text:c="2"/>Integrated Tests<text:tab/><text:a xlink:type="simple" xlink:href="#3.5.Integrated Tests|outline" text:style-name="Default" text:visited-style-name="Default">17</text:a></text:p>
        </text:index-body>
      </text:table-of-content>
      <text:p text:style-name="P10"/>
      <text:h text:style-name="Heading_20_1" text:outline-level="1"><text:bookmark-start text:name="_Ref93407678"/><text:bookmark-start text:name="_Ref93407677"/>Introduction<text:bookmark-end text:name="_Ref93407678"/><text:bookmark-end text:name="_Ref93407677"/></text:h>
      <text:p text:style-name="Text_20_body"><text:span text:style-name="T7">This document focuses on the Functional Validation and Acceptance Tests Specifications. The latter will be used during the software acceptance tests.</text:span></text:p>
      <text:p text:style-name="Text_20_body"><text:span text:style-name="T7">The objective of the acceptance meetings is to demonstrate that the REPORTNET – Data Conversion Module is working as specified in the functional specification. </text:span></text:p>
      <text:h text:style-name="Heading_20_1" text:outline-level="1">Validation and acceptance tests PROCEDURES</text:h>
      <text:h text:style-name="Heading_20_2" text:outline-level="2">Principles</text:h>
      <text:p text:style-name="Text_20_body"><text:span text:style-name="T7">The validation tests are conducted using the complete application, possibly using test data in input, by executing test cases described in test scenarios. The objective of the validation tests is to verify that the application is respecting the functional specification described mainly in the Functional Specifications document. In some cisrcumstances appropriate technical information that will be used to conclude about the success or failure of a specific test should be extracted from the Technical Specifications Document.</text:span></text:p>
      <text:p text:style-name="Text_20_body">This is achieved by comparing the results of the test execution with the expected ones described in the test scenario.</text:p>
      <text:h text:style-name="Heading_20_2" text:outline-level="2">Validation and Acceptance Tests Specification</text:h>
      <text:p text:style-name="Text_20_body"><text:span text:style-name="T7">Each chapter specifies the test scenarios to be executed for each function of the application to be verified.</text:span></text:p>
      <text:p text:style-name="Text_20_body">Each test scenario will be described as follows:</text:p>
      <text:list text:style-name="WW8Num12">
        <text:list-item>
          <text:p text:style-name="P145">First, the prerequisites (if any) are listed, i.e. the context in which the test case has to be executed is specified.</text:p>
        </text:list-item>
      </text:list>
      <text:p text:style-name="P126">These prerequisites can be the specification of the input data to be used, the other test cases to execute to place the present one in the right context, etc. </text:p>
      <text:list text:style-name="WW8Num12" text:continue-numbering="true">
        <text:list-item>
          <text:p text:style-name="P145">The actions are specified: these are steps to execute the test case. </text:p>
        </text:list-item>
        <text:list-item>
          <text:p text:style-name="P145">The expected results are listed.</text:p>
          <text:p text:style-name="P146"/>
        </text:list-item>
      </text:list>
      <text:p text:style-name="Text_20_body"><text:span text:style-name="T5">Note</text:span><text:span text:style-name="T7">. Expected results can also be embedded in the actions part in case it is considered interesting to verify some intermediate results.</text:span></text:p>
      <text:h text:style-name="Heading_20_1" text:outline-level="1">VALIDATION and acceptance tests </text:h>
      <text:h text:style-name="Heading_20_2" text:outline-level="2">GUI module</text:h>
      <text:h text:style-name="Heading_20_3" text:outline-level="3">Common Web UI. CSS, HTML and scripts implementation</text:h>
      <text:h text:style-name="Heading_20_4" text:outline-level="4">UI looks &amp; feels, </text:h>
      <text:p text:style-name="Text_20_body"/>
      <text:p text:style-name="Action_20_heading">Actions</text:p>
      <text:p text:style-name="Text_20_body_20_indent"><text:span text:style-name="T7">Log in DCM</text:span></text:p>
      <text:p text:style-name="Text_20_body_20_indent"><text:span text:style-name="T8">Browse through the Left Column (Navigation)</text:span></text:p>
      <text:p text:style-name="Text_20_body_20_indent">Browse through the Main column</text:p>
      <text:p text:style-name="Action_20_heading">Expected Results</text:p>
      <text:p text:style-name="Text_20_body_20_indent">The application follows the EIONET Website design guidelines.</text:p>
      <text:p text:style-name="Text_20_body_20_indent"><text:span text:style-name="T7">The application displays in full screen under 800x600 resolution.</text:span></text:p>
      <text:p text:style-name="Text_20_body_20_indent">The visual styles, fonts, colours and overall looks &amp; feels of the REPORTNET application should be identical in the following browsers:</text:p>
      <text:list text:style-name="WW8Num23">
        <text:list-item>
          <text:p text:style-name="P127">Internet Explorer 6</text:p>
        </text:list-item>
        <text:list-item>
          <text:p text:style-name="P127">Mozilla Firefox 1.x.x</text:p>
        </text:list-item>
        <text:list-item>
          <text:p text:style-name="P127">Opera 8.0</text:p>
        </text:list-item>
        <text:list-item>
          <text:p text:style-name="P127">Netscape Navigator</text:p>
        </text:list-item>
      </text:list>
      <text:p text:style-name="Text_20_body"/>
      <text:h text:style-name="Heading_20_4" text:outline-level="4">HTML and CSS W3C validity</text:h>
      <text:p text:style-name="Text_20_body"/>
      <text:p text:style-name="Action_20_heading">Actions</text:p>
      <text:p text:style-name="Text_20_body_20_indent"><text:span text:style-name="T7">1. Test for HTML validity with W3C Markup validation service (</text:span><text:a xlink:type="simple" xlink:href="http://validator.w3.org/"><text:span text:style-name="Internet_20_link"><text:span text:style-name="T7">http://validator.w3.org</text:span></text:span></text:a><text:span text:style-name="T7">)</text:span></text:p>
      <text:p text:style-name="Text_20_body_20_indent"><text:span text:style-name="T7">2. Test for CSS validity with W3C CSS validation service (</text:span><text:a xlink:type="simple" xlink:href="http://jigsaw.w3.org/css-validator/"><text:span text:style-name="Internet_20_link"><text:span text:style-name="T7">http://jigsaw.w3.org/css-validator/</text:span></text:span></text:a><text:span text:style-name="T7">)</text:span></text:p>
      <text:p text:style-name="Action_20_heading"><text:span text:style-name="T5">Expected</text:span><text:span text:style-name="T7"> </text:span><text:span text:style-name="T5">Results</text:span></text:p>
      <text:p text:style-name="Text_20_body_20_indent"><text:span text:style-name="T7">The tests are successfully completed and return no errors.</text:span></text:p>
      <text:h text:style-name="Heading_20_4" text:outline-level="4">Web UI representing UNS online help system</text:h>
      <text:p text:style-name="Text_20_body"/>
      <text:p text:style-name="Action_20_heading">Actions</text:p>
      <text:p text:style-name="Text_20_body_20_indent">Select the Online Help button on the DCM menu</text:p>
      <text:p text:style-name="Action_20_heading">Expected Results</text:p>
      <text:p text:style-name="Text_20_body_20_indent">A new window will open representing the online help of the DCM. This online help lists all the DCM operations for the corresponding user class, explaining step-by-step what needs to be done for each operation. </text:p>
      <text:p text:style-name="Text_20_body"/>
      <text:h text:style-name="Heading_20_4" text:outline-level="4">Check the user’s login name and password against LDAP directory</text:h>
      <text:p text:style-name="Action_20_heading">Actions</text:p>
      <text:p text:style-name="Text_20_body_20_indent"><text:span text:style-name="T7">Log in as a user defined in the LDAP directory</text:span></text:p>
      <text:p text:style-name="Action_20_heading">Expected Results</text:p>
      <text:p text:style-name="Text_20_body_20_indent">The user can log in.</text:p>
      <text:h text:style-name="Heading_20_4" text:outline-level="4">Logout from DCM</text:h>
      <text:p text:style-name="Action_20_heading">Actions</text:p>
      <text:p text:style-name="Text_20_body_20_indent">After logging-in and doing a series of actions on DCM, user decides to logout from the application by pushing the logout button.</text:p>
      <text:p text:style-name="Action_20_heading">Expected Results</text:p>
      <text:p text:style-name="Text_20_body_20_indent">The user is logged-out and is redirected to the DCM welcome page.</text:p>
      <text:h text:style-name="Heading_20_2" text:outline-level="2">Administration module</text:h>
      <text:h text:style-name="Heading_20_3" text:outline-level="3">Manage XML schemas</text:h>
      <text:h text:style-name="Heading_20_4" text:outline-level="4">DCM XML Schemas section</text:h>
      <text:p text:style-name="Text_20_body"/>
      <text:p text:style-name="Action_20_heading">Actions</text:p>
      <text:p text:style-name="Text_20_body_20_indent"><text:span text:style-name="T11">1. Log as DCM Administrator.</text:span></text:p>
      <text:p text:style-name="Text_20_body_20_indent">2. View the “Schemas” page of the DCM.</text:p>
      <text:p text:style-name="Action_20_heading">Expected Results</text:p>
      <text:p text:style-name="Text_20_body_20_indent"><text:span text:style-name="T7">User arrives at Schemas management page and views all existing XML schemas. The user has the following available options:</text:span></text:p>
      <text:list text:style-name="WW8Num23">
        <text:list-item>
          <text:p text:style-name="P127"><text:span text:style-name="T7">Add schema</text:span></text:p>
        </text:list-item>
        <text:list-item>
          <text:p text:style-name="P127"><text:span text:style-name="T7">Edit Schema</text:span></text:p>
        </text:list-item>
        <text:list-item>
          <text:p text:style-name="P127"><text:span text:style-name="T7">Remove XML Schema</text:span></text:p>
        </text:list-item>
        <text:list-item>
          <text:p text:style-name="P127">View Stylesheets</text:p>
        </text:list-item>
      </text:list>
      <text:h text:style-name="Heading_20_4" text:outline-level="4">Create new XML schema</text:h>
      <text:p text:style-name="Text_20_body"/>
      <text:p text:style-name="Action_20_heading">Prerequisites</text:p>
      <text:p text:style-name="Text_20_body_20_indent"><text:span text:style-name="T7">Login as DCM Administrator</text:span></text:p>
      <text:p text:style-name="Action_20_heading">Actions</text:p>
      <text:list text:style-name="WW8Num25">
        <text:list-item>
          <text:p text:style-name="P94"><text:span text:style-name="T7">Browse to Schemas section.</text:span></text:p>
        </text:list-item>
        <text:list-item>
          <text:p text:style-name="P94"><text:span text:style-name="T7">Click on “Add Schema” button.</text:span></text:p>
        </text:list-item>
      </text:list>
      <text:p text:style-name="Action_20_heading">Expected Results</text:p>
      <text:p text:style-name="Text_20_body_20_indent"><text:span text:style-name="T7">Arrive at the “Add Schema page” dialogue.</text:span></text:p>
      <text:p text:style-name="Text_20_body_20_indent"><text:span text:style-name="T7">Provide the XML Schema file and the description of the new entry. </text:span></text:p>
      <text:p text:style-name="Text_20_body_20_indent"><text:span text:style-name="T7">After submission of the inserted values, the new XML schema is created and ready to use.</text:span></text:p>
      <text:p text:style-name="Text_20_body">* The filenames of the XML schema files are unique. If a schema with the same filename is already uploaded on DCM, the system will return an error.</text:p>
      <text:h text:style-name="Heading_20_4" text:outline-level="4">Edit XML schema</text:h>
      <text:p text:style-name="Text_20_body"/>
      <text:p text:style-name="Action_20_heading">Prerequisites</text:p>
      <text:p text:style-name="Text_20_body_20_indent">Login as DCM Administrator</text:p>
      <text:p text:style-name="Action_20_heading">Actions</text:p>
      <text:list text:style-name="WW8Num9">
        <text:list-item>
          <text:p text:style-name="P92">Browse to Schemas section. </text:p>
        </text:list-item>
        <text:list-item>
          <text:p text:style-name="P92">Click on “Edit Schema” icon.</text:p>
        </text:list-item>
      </text:list>
      <text:p text:style-name="Action_20_heading">Expected Results</text:p>
      <text:p text:style-name="Text_20_body_20_indent">Arrive at the “Edit Schema” dialogue.</text:p>
      <text:p text:style-name="Text_20_body_20_indent">The user may edit the description field of the Schema. <text:s/></text:p>
      <text:p text:style-name="Text_20_body_20_indent">After submission of the new description text, the schema information is updated and it is visible on the Schemas section.</text:p>
      <text:p text:style-name="Text_20_body">* The XML schema file cannot be updated. In order to do so, the DCM administrator must create a new schema entry.</text:p>
      <text:h text:style-name="Heading_20_4" text:outline-level="4">Delete XML schema</text:h>
      <text:p text:style-name="Text_20_body"/>
      <text:p text:style-name="Action_20_heading">Prerequisites</text:p>
      <text:p text:style-name="Text_20_body_20_indent"><text:span text:style-name="T7">Login as DCM Administrator</text:span></text:p>
      <text:p text:style-name="Action_20_heading">Actions</text:p>
      <text:list text:style-name="WW8Num14">
        <text:list-item>
          <text:p text:style-name="P96"><text:span text:style-name="T7">Browse to Schemas section </text:span></text:p>
        </text:list-item>
        <text:list-item>
          <text:p text:style-name="P96"><text:span text:style-name="T7">Click the delete icon (on “action” column) on an existing XML Schema. </text:span></text:p>
        </text:list-item>
      </text:list>
      <text:p text:style-name="Action_20_heading">Expected Results</text:p>
      <text:p text:style-name="Text_20_body_20_indent"><text:span text:style-name="T7">The system will prompt the Administrator for confirmation of XML Schema deletion. All associated Stylesheets will be deleted along.</text:span></text:p>
      <text:p text:style-name="Text_20_body"/>
      <text:p text:style-name="Text_20_body"><text:span text:style-name="T7">*After confirmation the Schemas page is refreshed and the recently deleted XML Schema is listed no longer</text:span></text:p>
      <text:p text:style-name="Text_20_body"><text:span text:style-name="T7">* In case of error, the appropriate error message is displayed.</text:span></text:p>
      <text:h text:style-name="Heading_20_4" text:outline-level="4">View stylesheets</text:h>
      <text:p text:style-name="Text_20_body"><text:span text:style-name="T7">For more information on this functionality please consult section </text:span><text:span text:style-name="T7"><text:bookmark-ref text:reference-format="chapter" text:ref-name="_Ref119736387">3.4.1.1</text:bookmark-ref></text:span></text:p>
      <text:h text:style-name="Heading_20_3" text:outline-level="3">Manage XSL stylesheets</text:h>
      <text:h text:style-name="Heading_20_4" text:outline-level="4">Add new stylesheet</text:h>
      <text:p text:style-name="Text_20_body"/>
      <text:p text:style-name="Action_20_heading">Prerequisites</text:p>
      <text:p text:style-name="Text_20_body_20_indent">Login as DCM Administrator</text:p>
      <text:p text:style-name="Action_20_heading">Actions</text:p>
      <text:list text:style-name="WW8Num11">
        <text:list-item>
          <text:p text:style-name="P135">Browse to Stylesheets section. </text:p>
        </text:list-item>
        <text:list-item>
          <text:p text:style-name="P135">Click on “Add Stylesheet” button</text:p>
        </text:list-item>
      </text:list>
      <text:p text:style-name="Action_20_heading">Expected Results</text:p>
      <text:p text:style-name="Text_20_body_20_indent"><text:span text:style-name="T7">The user arrives at the “Add Stylesheet page” dialogue and must fill-in the required values.</text:span></text:p>
      <text:p text:style-name="Text_20_body_20_indent"><text:span text:style-name="T7">The user must specify the URL of the Schema to be associated with the Stylesheet or select from a list of the existing Schemas (both user-defined and imported from Data Dictionary). In turn, the user must select the output type, enter a description for the stylesheet and finally upload the XSL file itself. </text:span></text:p>
      <text:p text:style-name="Text_20_body_20_indent"><text:span text:style-name="T7"><text:s/>After submission of the inserted values, the new Stylesheet will be available for the specified XML Schema in the “Handcoded conversions” section.</text:span></text:p>
      <text:h text:style-name="Heading_20_4" text:outline-level="4">Edit Stylesheet</text:h>
      <text:p text:style-name="Text_20_body"/>
      <text:p text:style-name="Action_20_heading">Prerequisites</text:p>
      <text:p text:style-name="Text_20_body_20_indent">Login as DCM Administrator</text:p>
      <text:p text:style-name="Action_20_heading">Actions</text:p>
      <text:list text:style-name="WW8Num6">
        <text:list-item>
          <text:p text:style-name="P98">Browse to Stylesheets section. </text:p>
        </text:list-item>
        <text:list-item>
          <text:p text:style-name="P98"><text:span text:style-name="T7">Click on the “View stylesheets” icon.</text:span></text:p>
        </text:list-item>
        <text:list-item>
          <text:p text:style-name="P98">Click on the “Edit stylesheet” icon for any of the stylesheets listed.</text:p>
        </text:list-item>
        <text:list-item>
          <text:p text:style-name="P98">Edit values (editable values for stylesheets are: ‘Schema URL’, ‘output type’ and ‘description’)</text:p>
        </text:list-item>
        <text:list-item>
          <text:p text:style-name="P98">Press the “Upload” button</text:p>
        </text:list-item>
      </text:list>
      <text:p text:style-name="Action_20_heading">Expected Results</text:p>
      <text:p text:style-name="Text_20_body_20_indent">The stylesheet information is updated according to the new values entered. </text:p>
      <text:p text:style-name="Text_20_body">* “edit stylesheet” is an option available only for the Handcoded conversions.</text:p>
      <text:h text:style-name="Heading_20_4" text:outline-level="4">Delete Stylesheet</text:h>
      <text:p text:style-name="Text_20_body"/>
      <text:p text:style-name="Action_20_heading">Prerequisites</text:p>
      <text:p text:style-name="Text_20_body_20_indent">Login as DCM Administrator</text:p>
      <text:p text:style-name="Action_20_heading">Actions</text:p>
      <text:list text:style-name="WW8Num3">
        <text:list-item>
          <text:p text:style-name="P137">Browse to Stylesheets section. </text:p>
        </text:list-item>
        <text:list-item>
          <text:p text:style-name="P137"><text:span text:style-name="T7">Click on the “View stylesheets” icon</text:span></text:p>
        </text:list-item>
        <text:list-item>
          <text:p text:style-name="P137"><text:span text:style-name="T7">Select stylesheet to be deleted and click on the delete icon (found in the “action” column)</text:span></text:p>
        </text:list-item>
      </text:list>
      <text:p text:style-name="Action_20_heading">Expected Results</text:p>
      <text:p text:style-name="Text_20_body"><text:span text:style-name="T7">The user is prompted for confirmation of the delete operation and if confirmation is given, the stylesheet is removed from DCM.</text:span></text:p>
      <text:h text:style-name="Heading_20_4" text:outline-level="4">Edit Schema DTD elements</text:h>
      <text:p text:style-name="Action_20_heading">Prerequisites</text:p>
      <text:p text:style-name="Text_20_body_20_indent">Login as DCM Administrator</text:p>
      <text:p text:style-name="Action_20_heading">Actions</text:p>
      <text:list text:style-name="WW8Num20">
        <text:list-item>
          <text:p text:style-name="P140">Browse to Stylesheets section. </text:p>
        </text:list-item>
        <text:list-item>
          <text:p text:style-name="P140"><text:span text:style-name="T7">Click on “View Schema Info” for a “Handcoded conversions” entry.</text:span></text:p>
        </text:list-item>
        <text:list-item>
          <text:p text:style-name="P140">Arrive at the “XML Schema or DTD” page.</text:p>
        </text:list-item>
        <text:list-item>
          <text:p text:style-name="P140">Add new DTD element by specifying a new element name, namespace combination and pressing the “Add” button.</text:p>
        </text:list-item>
        <text:list-item>
          <text:p text:style-name="P140">Remove a DTD element by clicking on the “delete root element” button for a DTD entry.</text:p>
        </text:list-item>
      </text:list>
      <text:p text:style-name="Action_20_heading">Expected Results</text:p>
      <text:p text:style-name="Text_20_body_20_indent"><text:span text:style-name="T7">The DTD elements are successfully added/removed from the Handcoded conversion.</text:span></text:p>
      <text:h text:style-name="Heading_20_3" text:outline-level="3">UI management</text:h>
      <text:h text:style-name="Heading_20_4" text:outline-level="4">Edit Page Header/Footer</text:h>
      <text:p text:style-name="Text_20_body"/>
      <text:p text:style-name="Action_20_heading">Prerequisites</text:p>
      <text:p text:style-name="Text_20_body_20_indent"><text:span text:style-name="T7">Login as DCM Administrator</text:span></text:p>
      <text:p text:style-name="Text_20_body"/>
      <text:p text:style-name="Action_20_heading">Actions</text:p>
      <text:list text:style-name="L1">
        <text:list-item>
          <text:p text:style-name="P103">Click “Edit UI” on the left navigation</text:p>
        </text:list-item>
        <text:list-item>
          <text:p text:style-name="P103"><text:span text:style-name="T9">Upon arrival on the “Header/Footer” section, the user selects any of the boxes on the header/footer matrix.</text:span></text:p>
        </text:list-item>
        <text:list-item>
          <text:p text:style-name="P103">The user enters the text/URL or image (from Image Manager) to be selected</text:p>
        </text:list-item>
        <text:list-item>
          <text:p text:style-name="P103">User presses the “Set” button</text:p>
        </text:list-item>
        <text:list-item>
          <text:p text:style-name="P103">User presses the “Save button”</text:p>
        </text:list-item>
      </text:list>
      <text:p text:style-name="Action_20_heading">Expected Results</text:p>
      <text:p text:style-name="Text_20_body_20_indent">With the press of the “Set” button the user receives a preview of the new header/footer on the matrix. When the user selects the “Save” button, then the new settings will take effect.</text:p>
      <text:p text:style-name="Text_20_body"/>
      <text:p text:style-name="Text_20_body">* If the user presses the “Revert” button, the matrix will be brought back to the previous settings.</text:p>
      <text:h text:style-name="Heading_20_3" text:outline-level="3">DCM Configuration</text:h>
      <text:h text:style-name="Heading_20_4" text:outline-level="4">Edit LDAP/Database Settings</text:h>
      <text:p text:style-name="Action_20_heading">Prerequisites</text:p>
      <text:p text:style-name="Text_20_body_20_indent"><text:span text:style-name="T7">Login as DCM Administrator</text:span></text:p>
      <text:p text:style-name="Action_20_heading">Actions</text:p>
      <text:list text:style-name="L2">
        <text:list-item>
          <text:p text:style-name="P108"><text:span text:style-name="T7">Click “Configure” on the left navigation and choose the “LDAP” or the “Database” tab respectively.</text:span></text:p>
        </text:list-item>
        <text:list-item>
          <text:p text:style-name="P108"><text:span text:style-name="T9">Upon arrival on the “LDAP Administration” or “Database Administration” section, the user edits the server parameters available.</text:span></text:p>
        </text:list-item>
        <text:list-item>
          <text:p text:style-name="P108"><text:span text:style-name="T9">After the new information is entered, the user presses the “Apply changes” button</text:span></text:p>
        </text:list-item>
      </text:list>
      <text:p text:style-name="Action_20_heading">Expected Results</text:p>
      <text:p text:style-name="Text_20_body_20_indent">After the user submits the new information DCM checks for the validity of the new parameters. If the new information is valid, then they are saved and take effect immediately. </text:p>
      <text:p text:style-name="Text_20_body_20_indent">In case the check of the new parameters fails, the application will not save the new configuration and return the appropriate error message to the user.</text:p>
      <text:h text:style-name="Heading_20_2" text:outline-level="2">Conversion module</text:h>
      <text:h text:style-name="Heading_20_3" text:outline-level="3">Delivered XML file Validation</text:h>
      <text:h text:style-name="Heading_20_4" text:outline-level="4">Validation of XML file</text:h>
      <text:p text:style-name="Text_20_body"/>
      <text:p text:style-name="Action_20_heading">Actions</text:p>
      <text:list text:style-name="L3">
        <text:list-item>
          <text:p text:style-name="P111"><text:span text:style-name="T7">Click “Converter” on the navigation menu</text:span></text:p>
        </text:list-item>
        <text:list-item>
          <text:p text:style-name="P111"><text:span text:style-name="T9">Select the tab “XML Converters”.</text:span></text:p>
        </text:list-item>
        <text:list-item>
          <text:p text:style-name="P111"><text:span text:style-name="T9">Insert the URL of the XML file to be validated</text:span></text:p>
        </text:list-item>
        <text:list-item>
          <text:p text:style-name="P111"><text:span text:style-name="T9">Select existing XML Schema to be used for validation from drop-down list.</text:span></text:p>
        </text:list-item>
        <text:list-item>
          <text:p text:style-name="P111">Tick the “Validate” button </text:p>
        </text:list-item>
        <text:list-item>
          <text:p text:style-name="P111"><text:span text:style-name="T9">Select the “List” button</text:span></text:p>
        </text:list-item>
      </text:list>
      <text:p text:style-name="Action_20_heading">Expected Results</text:p>
      <text:p text:style-name="Text_20_body_20_indent"><text:span text:style-name="T7">The application will display to the user the error messages (if any) that have been identified during the validation of the XML file. The type of the error message, the line and column in the text where the error occurred..</text:span></text:p>
      <text:p text:style-name="Text_20_body_20_indent"><text:span text:style-name="T7">The user then may decide whether to proceed with conversion in the available options given by the XML Schema or cancel the conversion operation.</text:span></text:p>
      <text:h text:style-name="Heading_20_4" text:outline-level="4">Verify conversion of Excel to XML</text:h>
      <text:p text:style-name="Action_20_heading">Prerequisites</text:p>
      <text:p text:style-name="Text_20_body_20_indent"><text:span text:style-name="T7">Have an XML file which resulted from the conversion of a Data Dictionary generated template excel file.</text:span></text:p>
      <text:p text:style-name="Action_20_heading">Actions</text:p>
      <text:list text:style-name="WW8Num27">
        <text:list-item>
          <text:p text:style-name="P117">Browse to “Converter” section</text:p>
        </text:list-item>
        <text:list-item>
          <text:p text:style-name="P117"><text:span text:style-name="T7">Select tab “XML Converters”</text:span></text:p>
        </text:list-item>
        <text:list-item>
          <text:p text:style-name="P117"><text:span text:style-name="T7">Insert the URL of the XML file and select the option to validate it against the XML schema.</text:span></text:p>
        </text:list-item>
        <text:list-item>
          <text:p text:style-name="P117"><text:span text:style-name="T7">Press the “List” button</text:span></text:p>
        </text:list-item>
      </text:list>
      <text:p text:style-name="Action_20_heading">Expected Results</text:p>
      <text:p text:style-name="Text_20_body_20_indent"><text:span text:style-name="T7">The validation will return no errors. DCM lists the available stylesheets for the matched XML schema and the user may proceed with the conversion to each format respectively.</text:span></text:p>
      <text:h text:style-name="Heading_20_4" text:outline-level="4">Convert XML file</text:h>
      <text:p text:style-name="Text_20_body"/>
      <text:p text:style-name="Action_20_heading">Actions</text:p>
      <text:list text:style-name="L4">
        <text:list-item>
          <text:p text:style-name="P121">Click “Converter” on the navigation menu</text:p>
        </text:list-item>
        <text:list-item>
          <text:p text:style-name="P121"><text:span text:style-name="T9">Select the tab “XML Converters”.</text:span></text:p>
        </text:list-item>
        <text:list-item>
          <text:p text:style-name="P121">Insert the URL of the XML file to be converted</text:p>
        </text:list-item>
        <text:list-item>
          <text:p text:style-name="P121">Select existing XML Schema</text:p>
        </text:list-item>
        <text:list-item>
          <text:p text:style-name="P121">Click “List”</text:p>
        </text:list-item>
      </text:list>
      <text:p text:style-name="Text_20_body"><text:span text:style-name="T9">*If no schema is selected, the system will assign one automatically using the information found in the XML file.</text:span></text:p>
      <text:p text:style-name="Action_20_heading">Expected Results</text:p>
      <text:p text:style-name="Text_20_body_20_indent"><text:span text:style-name="T9">The DCM shows to </text:span><text:span text:style-name="T9">the User a list of the available stylesheets for the provided schema. If the user decides to proceed with the conversion, the system will produce the result and display it to the user.</text:span></text:p>
      <text:h text:style-name="Heading_20_4" text:outline-level="4">Crosscheck of Conversion function</text:h>
      <text:p text:style-name="Text_20_body"/>
      <text:p text:style-name="Action_20_heading">Actions</text:p>
      <text:list text:style-name="WW8Num30">
        <text:list-item>
          <text:p text:style-name="P11"><text:span text:style-name="T7">User makes a successful conversion of a defined set of XML file to any of the standard database types (Access, Oracle, MySQL, SQL Server) or HTML</text:span></text:p>
        </text:list-item>
        <text:list-item>
          <text:p text:style-name="P11">The complete list of these test master XML files is:</text:p>
        </text:list-item>
      </text:list>
      <table:table table:name="Table6" table:style-name="Table6">
        <table:table-column table:style-name="Table6.A"/>
        <table:table-row table:style-name="Table6.1">
          <table:table-cell table:style-name="Table6.A1" office:value-type="string">
            <text:p text:style-name="Text_20_body"><text:a xlink:type="simple" xlink:href="http://dixie.eurodyn.com:9098/ro/eea/ewn3/envqhw5eg/Comment.xml"><text:span text:style-name="Internet_20_link"><text:span text:style-name="T7">http://dixie.eurodyn.com:9098/ro/eea/ewn3/envqhw5eg/Comment.xml</text:span></text:span></text:a></text:p>
          </table:table-cell>
        </table:table-row>
        <table:table-row table:style-name="Table6.1">
          <table:table-cell table:style-name="Table6.A2" office:value-type="string">
            <text:p text:style-name="Text_20_body"><text:a xlink:type="simple" xlink:href="http://dixie.eurodyn.com:9098/ro/eea/ewn3/envqhw5eg/GB_bodies.xml"><text:span text:style-name="Internet_20_link"><text:span text:style-name="T7">http://dixie.eurodyn.com:9098/ro/eea/ewn3/envqhw5eg/GB_bodies.xml</text:span></text:span></text:a></text:p>
          </table:table-cell>
        </table:table-row>
        <table:table-row table:style-name="Table6.1">
          <table:table-cell table:style-name="Table6.A2" office:value-type="string">
            <text:p text:style-name="Text_20_body"><text:a xlink:type="simple" xlink:href="http://dixie.eurodyn.com:9098/ro/eea/ewn3/envqhw5eg/Information.xml"><text:span text:style-name="Internet_20_link"><text:span text:style-name="T7">http://dixie.eurodyn.com:9098/ro/eea/ewn3/envqhw5eg/Information.xml</text:span></text:span></text:a></text:p>
          </table:table-cell>
        </table:table-row>
        <table:table-row table:style-name="Table6.1">
          <table:table-cell table:style-name="Table6.A2" office:value-type="string">
            <text:p text:style-name="Text_20_body"><text:a xlink:type="simple" xlink:href="http://dixie.eurodyn.com:9098/ro/eea/ewn3/envqhw5eg/LI_bodies.xml"><text:span text:style-name="Internet_20_link"><text:span text:style-name="T7">http://dixie.eurodyn.com:9098/ro/eea/ewn3/envqhw5eg/LI_bodies.xml</text:span></text:span></text:a></text:p>
          </table:table-cell>
        </table:table-row>
        <table:table-row table:style-name="Table6.1">
          <table:table-cell table:style-name="Table6.A2" office:value-type="string">
            <text:p text:style-name="Text_20_body"><text:a xlink:type="simple" xlink:href="http://dixie.eurodyn.com:9098/ro/eea/ewn3/envqhw5eg/MT_bodies.xml"><text:span text:style-name="Internet_20_link"><text:span text:style-name="T7">http://dixie.eurodyn.com:9098/ro/eea/ewn3/envqhw5eg/MT_bodies.xml</text:span></text:span></text:a></text:p>
          </table:table-cell>
        </table:table-row>
        <table:table-row table:style-name="Table6.1">
          <table:table-cell table:style-name="Table6.A2" office:value-type="string">
            <text:p text:style-name="Text_20_body"><text:a xlink:type="simple" xlink:href="http://dixie.eurodyn.com:9098/ro/eea/ewn3/envqhw5eg/NL_bodies.xml"><text:span text:style-name="Internet_20_link"><text:span text:style-name="T7">http://dixie.eurodyn.com:9098/ro/eea/ewn3/envqhw5eg/NL_bodies.xml</text:span></text:span></text:a></text:p>
          </table:table-cell>
        </table:table-row>
        <table:table-row table:style-name="Table6.1">
          <table:table-cell table:style-name="Table6.A2" office:value-type="string">
            <text:p text:style-name="Text_20_body"><text:a xlink:type="simple" xlink:href="http://dixie.eurodyn.com:9098/ro/eea/ewn3/envqhw5eg/RO_bodies.xml"><text:span text:style-name="Internet_20_link"><text:span text:style-name="T7">http://dixie.eurodyn.com:9098/ro/eea/ewn3/envqhw5eg/RO_bodies.xml</text:span></text:span></text:a></text:p>
          </table:table-cell>
        </table:table-row>
        <table:table-row table:style-name="Table6.1">
          <table:table-cell table:style-name="Table6.A2" office:value-type="string">
            <text:p text:style-name="Text_20_body"><text:a xlink:type="simple" xlink:href="http://dixie.eurodyn.com:9098/ro/eea/ewn3/envqhw5eg/Station.xml"><text:span text:style-name="Internet_20_link"><text:span text:style-name="T7">http://dixie.eurodyn.com:9098/ro/eea/ewn3/envqhw5eg/Station.xml</text:span></text:span></text:a></text:p>
          </table:table-cell>
        </table:table-row>
        <table:table-row table:style-name="Table6.1">
          <table:table-cell table:style-name="Table6.A2" office:value-type="string">
            <text:p text:style-name="Text_20_body"><text:a xlink:type="simple" xlink:href="http://dixie.eurodyn.com:9098/ro/eea/ewn3/envqhw5eg/comment1.xml"><text:span text:style-name="Internet_20_link"><text:span text:style-name="T7">http://dixie.eurodyn.com:9098/ro/eea/ewn3/envqhw5eg/comment1.xml</text:span></text:span></text:a></text:p>
          </table:table-cell>
        </table:table-row>
        <table:table-row table:style-name="Table6.1">
          <table:table-cell table:style-name="Table6.A2" office:value-type="string">
            <text:p text:style-name="Text_20_body"><text:a xlink:type="simple" xlink:href="http://dixie.eurodyn.com:9098/ro/eea/ewn3/envqhw5eg/dixie1_AT_bodies.xml"><text:span text:style-name="Internet_20_link"><text:span text:style-name="T7">http://dixie.eurodyn.com:9098/ro/eea/ewn3/envqhw5eg/dixie1_AT_bodies.xml</text:span></text:span></text:a></text:p>
          </table:table-cell>
        </table:table-row>
        <table:table-row table:style-name="Table6.1">
          <table:table-cell table:style-name="Table6.A2" office:value-type="string">
            <text:p text:style-name="Text_20_body"><text:a xlink:type="simple" xlink:href="http://dixie.eurodyn.com:9098/ro/eea/ewn3/envqhw5eg/stations1.xml"><text:span text:style-name="Internet_20_link"><text:span text:style-name="T7">http://dixie.eurodyn.com:9098/ro/eea/ewn3/envqhw5eg/stations1.xml</text:span></text:span></text:a></text:p>
          </table:table-cell>
        </table:table-row>
      </table:table>
      <text:p text:style-name="Text_20_body"/>
      <text:list text:style-name="WW8Num30" text:continue-numbering="true">
        <text:list-item>
          <text:p text:style-name="P11">Execute the converted SQL query on the corresponding databases</text:p>
        </text:list-item>
        <text:list-item>
          <text:p text:style-name="P11"><text:span text:style-name="T7">Export the newly created database table to Excel or MS-Access typicall via a CSV file.</text:span></text:p>
        </text:list-item>
        <text:list-item>
          <text:p text:style-name="P11"><text:span text:style-name="T7">Take original XML file and import it to Excel or MS-Access</text:span></text:p>
        </text:list-item>
      </text:list>
      <text:p text:style-name="Text_20_body"><text:span text:style-name="T7">More specifically the following steps can be followed:</text:span></text:p>
      <text:p text:style-name="Text_20_body"><text:span text:style-name="T7">open url </text:span><text:a xlink:type="simple" xlink:href="http://dixie.eurodyn.com:9098/ro/eea/ewn3/envqhw5eg/"><text:span text:style-name="Internet_20_link"><text:span text:style-name="T7">http://dixie.eurodyn.com:9098/ro/eea/ewn3/envqhw5eg/</text:span></text:span></text:a></text:p>
      <text:list text:style-name="WW8Num10">
        <text:list-item>
          <text:p text:style-name="P16"><text:span text:style-name="T7">click on every xml input test file and try all available conversions</text:span></text:p>
        </text:list-item>
        <text:list-item>
          <text:p text:style-name="P16"><text:span text:style-name="T7">run output sql files on correspondent database (MS access file run with import tool- </text:span><text:span text:style-name="T5">import_data.mdb</text:span><text:span text:style-name="T7">). The related .zip file is attached here:</text:span></text:p>
        </text:list-item>
      </text:list>
      <text:p text:style-name="Text_20_body"><draw:frame draw:style-name="fr4" draw:name="Object1" text:anchor-type="as-char" svg:width="2.709cm" svg:height="1.753cm" draw:z-index="5"><draw:object-ole xlink:href="./Object 1" xlink:type="simple" xlink:show="embed" xlink:actuate="onLoad"/><draw:image xlink:href="./ObjectReplacements/Object 1" xlink:type="simple" xlink:show="embed" xlink:actuate="onLoad"/></draw:frame></text:p>
      <text:list text:style-name="WW8Num10" text:continue-numbering="true">
        <text:list-item>
          <text:p text:style-name="P16">compare imported data with data in input xml file</text:p>
        </text:list-item>
      </text:list>
      <text:p text:style-name="Text_20_body"/>
      <text:p text:style-name="Text_20_body">Instructions for import tool for MS Access-</text:p>
      <text:list text:style-name="WW8Num15">
        <text:list-item>
          <text:p text:style-name="P19">open import_data.mdb file</text:p>
        </text:list-item>
        <text:list-item>
          <text:p text:style-name="P19">open Views/Database objects/Forms</text:p>
        </text:list-item>
        <text:list-item>
          <text:p text:style-name="P19"><text:span text:style-name="T7">open </text:span><text:span text:style-name="T5">import</text:span><text:span text:style-name="T7"> form </text:span></text:p>
        </text:list-item>
        <text:list-item>
          <text:p text:style-name="P19"><text:span text:style-name="T7">click </text:span><text:span text:style-name="T5">select sql file</text:span></text:p>
        </text:list-item>
        <text:list-item>
          <text:p text:style-name="P19">browse sql file for import and the sql files will be run</text:p>
        </text:list-item>
        <text:list-item>
          <text:p text:style-name="P19">open Views/Database objects/Tables and find created table</text:p>
        </text:list-item>
      </text:list>
      <text:p text:style-name="Action_20_heading">Expected Results</text:p>
      <text:p text:style-name="Text_20_body_20_indent">An automated MS-Access tables comparison tool is used and the results are presented. The following tables should be used to report the results:</text:p>
      <text:h text:style-name="Heading_20_3" text:outline-level="3">MySQL conversion test results</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Input file</text:p>
          </table:table-cell>
          <table:table-cell table:style-name="Table7.A1" office:value-type="string">
            <text:p text:style-name="Table_20_Heading">Conversion Results</text:p>
          </table:table-cell>
          <table:table-cell table:style-name="Table7.A1" office:value-type="string">
            <text:p text:style-name="Table_20_Heading">SQL Scripts Execution</text:p>
          </table:table-cell>
          <table:table-cell table:style-name="Table7.D1" office:value-type="string">
            <text:p text:style-name="Table_20_Heading">Data Comparison</text:p>
          </table:table-cell>
        </table:table-row>
        <table:table-row table:style-name="Table7.1">
          <table:table-cell table:style-name="Table7.A2" office:value-type="string">
            <text:p text:style-name="Table_20_Contents"><text:a xlink:type="simple" xlink:href="http://dixie.eurodyn.com:9098/ro/eea/ewn3/envqhw5eg/Comment.xml"><text:span text:style-name="Internet_20_link">http://dixie.eurodyn.com:9098/ro/eea/ewn3/envqhw5eg/Comment.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GB_bodies.xml"><text:span text:style-name="Internet_20_link">http://dixie.eurodyn.com:9098/ro/eea/ewn3/envqhw5eg/GB_bodies.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Information.xml"><text:span text:style-name="Internet_20_link">http://dixie.eurodyn.com:9098/ro/eea/ewn3/envqhw5eg/Information.xml</text:span></text:a></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style-name="Table7.1">
          <table:table-cell table:style-name="Table7.A2" office:value-type="string">
            <text:p text:style-name="Table_20_Contents"><text:a xlink:type="simple" xlink:href="http://dixie.eurodyn.com:9098/ro/eea/ewn3/envqhw5eg/LI_bodies.xml"><text:span text:style-name="Internet_20_link">http://dixie.eurodyn.com:9098/ro/eea/ewn3/envqhw5eg/LI_bodies.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MT_bodies.xml"><text:span text:style-name="Internet_20_link">http://dixie.eurodyn.com:9098/ro/eea/ewn3/envqhw5eg/MT_bodies.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NL_bodies.xml"><text:span text:style-name="Internet_20_link">http://dixie.eurodyn.com:9098/ro/eea/ewn3/envqhw5eg/NL_bodies.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RO_bodies.xml"><text:span text:style-name="Internet_20_link">http://dixie.eurodyn.com:9098/ro/eea/ewn3/envqhw5eg/RO_bodies.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Station.xml"><text:span text:style-name="Internet_20_link">http://dixie.eurodyn.com:9098/ro/eea/ewn3/envqhw5eg/Station.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comment1.xml"><text:span text:style-name="Internet_20_link">http://dixie.eurodyn.com:9098/ro/eea/ewn3/envqhw5eg/comment1.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dixie1_AT_bodies.xml"><text:span text:style-name="Internet_20_link">http://dixie.eurodyn.com:9098/ro/eea/ewn3/envqhw5eg/dixie1_AT_bodies.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row table:style-name="Table7.1">
          <table:table-cell table:style-name="Table7.A2" office:value-type="string">
            <text:p text:style-name="Table_20_Contents"><text:a xlink:type="simple" xlink:href="http://dixie.eurodyn.com:9098/ro/eea/ewn3/envqhw5eg/stations1.xml"><text:span text:style-name="Internet_20_link">http://dixie.eurodyn.com:9098/ro/eea/ewn3/envqhw5eg/stations1.xml</text:span></text:a></text:p>
          </table:table-cell>
          <table:table-cell table:style-name="Table7.A2" office:value-type="string">
            <text:p text:style-name="Table_20_Contents">OK</text:p>
          </table:table-cell>
          <table:table-cell table:style-name="Table7.A2" office:value-type="string">
            <text:p text:style-name="Table_20_Contents">OK</text:p>
          </table:table-cell>
          <table:table-cell table:style-name="Table7.D2" office:value-type="string">
            <text:p text:style-name="Table_20_Contents">OK</text:p>
          </table:table-cell>
        </table:table-row>
      </table:table>
      <text:p text:style-name="Text_20_body"/>
      <text:h text:style-name="Heading_20_3" text:outline-level="3">MS SQL Server conversion test results</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Input file</text:p>
            </table:table-cell>
            <table:table-cell table:style-name="Table8.A1" office:value-type="string">
              <text:p text:style-name="Table_20_Heading">Conversion Results</text:p>
            </table:table-cell>
            <table:table-cell table:style-name="Table8.A1" office:value-type="string">
              <text:p text:style-name="Table_20_Heading">SQL Scripts Execution</text:p>
            </table:table-cell>
            <table:table-cell table:style-name="Table8.D1" office:value-type="string">
              <text:p text:style-name="Table_20_Heading">Data Comparison</text:p>
            </table:table-cell>
          </table:table-row>
          <table:table-row table:style-name="Table8.1">
            <table:table-cell table:style-name="Table8.A2" office:value-type="string">
              <text:p text:style-name="Table_20_Contents"><text:a xlink:type="simple" xlink:href="http://dixie.eurodyn.com:9098/ro/eea/ewn3/envqhw5eg/Comment.xml"><text:span text:style-name="Internet_20_link">http://dixie.eurodyn.com:9098/ro/eea/ewn3/envqhw5eg/Comment.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GB_bodies.xml"><text:span text:style-name="Internet_20_link">http://dixie.eurodyn.com:9098/ro/eea/ewn3/envqhw5eg/GB_bodies.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Information.xml"><text:span text:style-name="Internet_20_link">http://dixie.eurodyn.com:9098/ro/eea/ewn3/envqhw5eg/Information.xml</text:span></text:a></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D2" office:value-type="string">
              <text:p text:style-name="Table_20_Contents"/>
            </table:table-cell>
          </table:table-row>
          <table:table-row table:style-name="Table8.1">
            <table:table-cell table:style-name="Table8.A2" office:value-type="string">
              <text:p text:style-name="Table_20_Contents"><text:a xlink:type="simple" xlink:href="http://dixie.eurodyn.com:9098/ro/eea/ewn3/envqhw5eg/LI_bodies.xml"><text:span text:style-name="Internet_20_link">http://dixie.eurodyn.com:9098/ro/eea/ewn3/envqhw5eg/LI_bodies.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MT_bodies.xml"><text:span text:style-name="Internet_20_link">http://dixie.eurodyn.com:9098/ro/eea/ewn3/envqhw5eg/MT_bodies.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NL_bodies.xml"><text:span text:style-name="Internet_20_link">http://dixie.eurodyn.com:9098/ro/eea/ewn3/envqhw5eg/NL_bodies.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RO_bodies.xml"><text:span text:style-name="Internet_20_link">http://dixie.eurodyn.com:9098/ro/eea/ewn3/envqhw5eg/RO_bodies.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Station.xml"><text:span text:style-name="Internet_20_link">http://dixie.eurodyn.com:9098/ro/eea/ewn3/envqhw5eg/Station.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comment1.xml"><text:span text:style-name="Internet_20_link">http://dixie.eurodyn.com:9098/ro/eea/ewn3/envqhw5eg/comment1.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dixie1_AT_bodies.xml"><text:span text:style-name="Internet_20_link">http://dixie.eurodyn.com:9098/ro/eea/ewn3/envqhw5eg/dixie1_AT_bodies.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row table:style-name="Table8.1">
            <table:table-cell table:style-name="Table8.A2" office:value-type="string">
              <text:p text:style-name="Table_20_Contents"><text:a xlink:type="simple" xlink:href="http://dixie.eurodyn.com:9098/ro/eea/ewn3/envqhw5eg/stations1.xml"><text:span text:style-name="Internet_20_link">http://dixie.eurodyn.com:9098/ro/eea/ewn3/envqhw5eg/stations1.xml</text:span></text:a></text:p>
            </table:table-cell>
            <table:table-cell table:style-name="Table8.A2" office:value-type="string">
              <text:p text:style-name="Table_20_Contents">OK</text:p>
            </table:table-cell>
            <table:table-cell table:style-name="Table8.A2" office:value-type="string">
              <text:p text:style-name="Table_20_Contents">OK</text:p>
            </table:table-cell>
            <table:table-cell table:style-name="Table8.D2" office:value-type="string">
              <text:p text:style-name="Table_20_Contents">OK</text:p>
            </table:table-cell>
          </table:table-row>
        </table:table-header-rows>
      </table:table>
      <text:p text:style-name="Text_20_body"/>
      <text:h text:style-name="Heading_20_3" text:outline-level="3">Oracle conversion test results</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Table_20_Heading">Input file</text:p>
          </table:table-cell>
          <table:table-cell table:style-name="Table9.A1" office:value-type="string">
            <text:p text:style-name="Table_20_Heading">Conversion Results</text:p>
          </table:table-cell>
          <table:table-cell table:style-name="Table9.A1" office:value-type="string">
            <text:p text:style-name="Table_20_Heading">SQL Scripts Execution</text:p>
          </table:table-cell>
          <table:table-cell table:style-name="Table9.D1" office:value-type="string">
            <text:p text:style-name="Table_20_Heading">Data Comparison</text:p>
          </table:table-cell>
        </table:table-row>
        <table:table-row table:style-name="Table9.1">
          <table:table-cell table:style-name="Table9.A2" office:value-type="string">
            <text:p text:style-name="Table_20_Contents"><text:a xlink:type="simple" xlink:href="http://dixie.eurodyn.com:9098/ro/eea/ewn3/envqhw5eg/Comment.xml"><text:span text:style-name="Internet_20_link">http://dixie.eurodyn.com:9098/ro/eea/ewn3/envqhw5eg/Comment.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GB_bodies.xml"><text:span text:style-name="Internet_20_link">http://dixie.eurodyn.com:9098/ro/eea/ewn3/envqhw5eg/GB_bodies.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Information.xml"><text:span text:style-name="Internet_20_link">http://dixie.eurodyn.com:9098/ro/eea/ewn3/envqhw5eg/Information.xml</text:span></text:a></text:p>
          </table:table-cell>
          <table:table-cell table:style-name="Table9.A2" office:value-type="string">
            <text:p text:style-name="Table_20_Contents"><text:s/></text:p>
          </table:table-cell>
          <table:table-cell table:style-name="Table9.A2" office:value-type="string">
            <text:p text:style-name="Table_20_Contents"><text:s/></text:p>
          </table:table-cell>
          <table:table-cell table:style-name="Table9.D2" office:value-type="string">
            <text:p text:style-name="Table_20_Contents"><text:s/></text:p>
          </table:table-cell>
        </table:table-row>
        <table:table-row table:style-name="Table9.1">
          <table:table-cell table:style-name="Table9.A2" office:value-type="string">
            <text:p text:style-name="Table_20_Contents"><text:a xlink:type="simple" xlink:href="http://dixie.eurodyn.com:9098/ro/eea/ewn3/envqhw5eg/LI_bodies.xml"><text:span text:style-name="Internet_20_link">http://dixie.eurodyn.com:9098/ro/eea/ewn3/envqhw5eg/LI_bodies.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MT_bodies.xml"><text:span text:style-name="Internet_20_link">http://dixie.eurodyn.com:9098/ro/eea/ewn3/envqhw5eg/MT_bodies.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NL_bodies.xml"><text:span text:style-name="Internet_20_link">http://dixie.eurodyn.com:9098/ro/eea/ewn3/envqhw5eg/NL_bodies.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RO_bodies.xml"><text:span text:style-name="Internet_20_link">http://dixie.eurodyn.com:9098/ro/eea/ewn3/envqhw5eg/RO_bodies.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Station.xml"><text:span text:style-name="Internet_20_link">http://dixie.eurodyn.com:9098/ro/eea/ewn3/envqhw5eg/Station.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comment1.xml"><text:span text:style-name="Internet_20_link">http://dixie.eurodyn.com:9098/ro/eea/ewn3/envqhw5eg/comment1.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dixie1_AT_bodies.xml"><text:span text:style-name="Internet_20_link">http://dixie.eurodyn.com:9098/ro/eea/ewn3/envqhw5eg/dixie1_AT_bodies.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row table:style-name="Table9.1">
          <table:table-cell table:style-name="Table9.A2" office:value-type="string">
            <text:p text:style-name="Table_20_Contents"><text:a xlink:type="simple" xlink:href="http://dixie.eurodyn.com:9098/ro/eea/ewn3/envqhw5eg/stations1.xml"><text:span text:style-name="Internet_20_link">http://dixie.eurodyn.com:9098/ro/eea/ewn3/envqhw5eg/stations1.xml</text:span></text:a></text:p>
          </table:table-cell>
          <table:table-cell table:style-name="Table9.A2" office:value-type="string">
            <text:p text:style-name="Table_20_Contents">OK</text:p>
          </table:table-cell>
          <table:table-cell table:style-name="Table9.A2" office:value-type="string">
            <text:p text:style-name="Table_20_Contents">OK</text:p>
          </table:table-cell>
          <table:table-cell table:style-name="Table9.D2" office:value-type="string">
            <text:p text:style-name="Table_20_Contents">OK</text:p>
          </table:table-cell>
        </table:table-row>
      </table:table>
      <text:p text:style-name="Text_20_body"><text:span text:style-name="T5">Note</text:span><text:span text:style-name="T7">: It should be noted that Field names with number of characters greater than 30 will be truncated to 30 characters</text:span>. </text:p>
      <text:h text:style-name="Heading_20_3" text:outline-level="3">MS Access conversion test results</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Table_20_Heading">Input file</text:p>
          </table:table-cell>
          <table:table-cell table:style-name="Table10.A1" office:value-type="string">
            <text:p text:style-name="Table_20_Heading">Conversion Results</text:p>
          </table:table-cell>
          <table:table-cell table:style-name="Table10.A1" office:value-type="string">
            <text:p text:style-name="Table_20_Heading">SQL Scripts Execution</text:p>
          </table:table-cell>
          <table:table-cell table:style-name="Table10.D1" office:value-type="string">
            <text:p text:style-name="Table_20_Heading">Data Comparison</text:p>
          </table:table-cell>
        </table:table-row>
        <table:table-row table:style-name="Table10.1">
          <table:table-cell table:style-name="Table10.A2" office:value-type="string">
            <text:p text:style-name="Table_20_Contents"><text:a xlink:type="simple" xlink:href="http://dixie.eurodyn.com:9098/ro/eea/ewn3/envqhw5eg/Comment.xml"><text:span text:style-name="Internet_20_link">http://dixie.eurodyn.com:9098/ro/eea/ewn3/envqhw5eg/Comment.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GB_bodies.xml"><text:span text:style-name="Internet_20_link">http://dixie.eurodyn.com:9098/ro/eea/ewn3/envqhw5eg/GB_bodies.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Information.xml"><text:span text:style-name="Internet_20_link">http://dixie.eurodyn.com:9098/ro/eea/ewn3/envqhw5eg/Information.xml</text:span></text:a></text:p>
          </table:table-cell>
          <table:table-cell table:style-name="Table10.A2" office:value-type="string">
            <text:p text:style-name="Table_20_Contents"><text:s/></text:p>
          </table:table-cell>
          <table:table-cell table:style-name="Table10.A2" office:value-type="string">
            <text:p text:style-name="Table_20_Contents"><text:s/></text:p>
          </table:table-cell>
          <table:table-cell table:style-name="Table10.D2" office:value-type="string">
            <text:p text:style-name="Table_20_Contents"><text:s/></text:p>
          </table:table-cell>
        </table:table-row>
        <table:table-row table:style-name="Table10.1">
          <table:table-cell table:style-name="Table10.A2" office:value-type="string">
            <text:p text:style-name="Table_20_Contents"><text:a xlink:type="simple" xlink:href="http://dixie.eurodyn.com:9098/ro/eea/ewn3/envqhw5eg/LI_bodies.xml"><text:span text:style-name="Internet_20_link">http://dixie.eurodyn.com:9098/ro/eea/ewn3/envqhw5eg/LI_bodies.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MT_bodies.xml"><text:span text:style-name="Internet_20_link">http://dixie.eurodyn.com:9098/ro/eea/ewn3/envqhw5eg/MT_bodies.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NL_bodies.xml"><text:span text:style-name="Internet_20_link">http://dixie.eurodyn.com:9098/ro/eea/ewn3/envqhw5eg/NL_bodies.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RO_bodies.xml"><text:span text:style-name="Internet_20_link">http://dixie.eurodyn.com:9098/ro/eea/ewn3/envqhw5eg/RO_bodies.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Station.xml"><text:span text:style-name="Internet_20_link">http://dixie.eurodyn.com:9098/ro/eea/ewn3/envqhw5eg/Station.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comment1.xml"><text:span text:style-name="Internet_20_link">http://dixie.eurodyn.com:9098/ro/eea/ewn3/envqhw5eg/comment1.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dixie1_AT_bodies.xml"><text:span text:style-name="Internet_20_link">http://dixie.eurodyn.com:9098/ro/eea/ewn3/envqhw5eg/dixie1_AT_bodies.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row table:style-name="Table10.1">
          <table:table-cell table:style-name="Table10.A2" office:value-type="string">
            <text:p text:style-name="Table_20_Contents"><text:a xlink:type="simple" xlink:href="http://dixie.eurodyn.com:9098/ro/eea/ewn3/envqhw5eg/stations1.xml"><text:span text:style-name="Internet_20_link">http://dixie.eurodyn.com:9098/ro/eea/ewn3/envqhw5eg/stations1.xml</text:span></text:a></text:p>
          </table:table-cell>
          <table:table-cell table:style-name="Table10.A2" office:value-type="string">
            <text:p text:style-name="Table_20_Contents">OK</text:p>
          </table:table-cell>
          <table:table-cell table:style-name="Table10.A2" office:value-type="string">
            <text:p text:style-name="Table_20_Contents">OK</text:p>
          </table:table-cell>
          <table:table-cell table:style-name="Table10.D2" office:value-type="string">
            <text:p text:style-name="Table_20_Contents">OK</text:p>
          </table:table-cell>
        </table:table-row>
      </table:table>
      <text:p text:style-name="Text_20_body"/>
      <text:h text:style-name="Heading_20_3" text:outline-level="3">Simple HTML conversion test results</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Table_20_Heading">Input file</text:p>
          </table:table-cell>
          <table:table-cell table:style-name="Table11.A1" office:value-type="string">
            <text:p text:style-name="Table_20_Heading">Conversion Results</text:p>
          </table:table-cell>
          <table:table-cell table:style-name="Table11.C1" office:value-type="string">
            <text:p text:style-name="Table_20_Heading">Data Comparison</text:p>
          </table:table-cell>
        </table:table-row>
        <table:table-row table:style-name="Table11.1">
          <table:table-cell table:style-name="Table11.A2" office:value-type="string">
            <text:p text:style-name="Table_20_Contents"><text:a xlink:type="simple" xlink:href="http://dixie.eurodyn.com:9098/ro/eea/ewn3/envqhw5eg/Comment.xml"><text:span text:style-name="Internet_20_link">http://dixie.eurodyn.com:9098/ro/eea/ewn3/envqhw5eg/Comment.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GB_bodies.xml"><text:span text:style-name="Internet_20_link">http://dixie.eurodyn.com:9098/ro/eea/ewn3/envqhw5eg/GB_bodies.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Information.xml"><text:span text:style-name="Internet_20_link">http://dixie.eurodyn.com:9098/ro/eea/ewn3/envqhw5eg/Information.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LI_bodies.xml"><text:span text:style-name="Internet_20_link">http://dixie.eurodyn.com:9098/ro/eea/ewn3/envqhw5eg/LI_bodies.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MT_bodies.xml"><text:span text:style-name="Internet_20_link">http://dixie.eurodyn.com:9098/ro/eea/ewn3/envqhw5eg/MT_bodies.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NL_bodies.xml"><text:span text:style-name="Internet_20_link">http://dixie.eurodyn.com:9098/ro/eea/ewn3/envqhw5eg/NL_bodies.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RO_bodies.xml"><text:span text:style-name="Internet_20_link">http://dixie.eurodyn.com:9098/ro/eea/ewn3/envqhw5eg/RO_bodies.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Station.xml"><text:span text:style-name="Internet_20_link">http://dixie.eurodyn.com:9098/ro/eea/ewn3/envqhw5eg/Station.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comment1.xml"><text:span text:style-name="Internet_20_link">http://dixie.eurodyn.com:9098/ro/eea/ewn3/envqhw5eg/comment1.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xie.eurodyn.com:9098/ro/eea/ewn3/envqhw5eg/dixie1_AT_bodies.xml"><text:span text:style-name="Internet_20_link">http://dixie.eurodyn.com:9098/ro/eea/ewn3/envqhw5eg/dixie1_AT_bodies.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style-name="Table11.1">
          <table:table-cell table:style-name="Table11.A2" office:value-type="string">
            <text:p text:style-name="Table_20_Contents"><text:a xlink:type="simple" xlink:href="http://dizxie.eurodyn.com:9098/ro/eea/ewn3/envqhw5eg/stations1.xml"><text:span text:style-name="Internet_20_link">http://dizxie.eurodyn.com:9098/ro/eea/ewn3/envqhw5eg/stations1.xml</text:span></text:a></text:p>
          </table:table-cell>
          <table:table-cell table:style-name="Table11.A2" office:value-type="string">
            <text:p text:style-name="Table_20_Contents"/>
          </table:table-cell>
          <table:table-cell table:style-name="Table11.C2" office:value-type="string">
            <text:p text:style-name="Table_20_Contents"/>
          </table:table-cell>
        </table:table-row>
      </table:table>
      <text:h text:style-name="Heading_20_2" text:outline-level="2">System Features</text:h>
      <text:h text:style-name="Heading_20_4" text:outline-level="4"><text:bookmark-start text:name="_Ref119736387"/>View Stylesheets<text:bookmark-end text:name="_Ref119736387"/></text:h>
      <text:p text:style-name="Text_20_body"/>
      <text:p text:style-name="Action_20_heading">Actions</text:p>
      <text:list text:style-name="WW8Num32">
        <text:list-item>
          <text:p text:style-name="P25"><text:span text:style-name="T7">Select either “Stylesheets” or “Schemas” option in the navigation menu</text:span></text:p>
        </text:list-item>
        <text:list-item>
          <text:p text:style-name="P25">Click on “view stylesheets” for any entry in the list</text:p>
        </text:list-item>
      </text:list>
      <text:p text:style-name="Action_20_heading">Expected Results</text:p>
      <text:p text:style-name="Text_20_body_20_indent"><text:span text:style-name="T7">The system will return to the user a list of the existing Stylesheets for this XML Schema. The following information are displayed on this list:</text:span></text:p>
      <text:list text:style-name="WW8Num32">
        <text:list-item>
          <text:list>
            <text:list-item>
              <text:p text:style-name="P25">Stylesheet location</text:p>
            </text:list-item>
            <text:list-item>
              <text:p text:style-name="P25">Stylesheet description</text:p>
            </text:list-item>
            <text:list-item>
              <text:p text:style-name="P25">Output type</text:p>
            </text:list-item>
            <text:list-item>
              <text:p text:style-name="P25">Last modification date</text:p>
            </text:list-item>
            <text:list-item>
              <text:p text:style-name="P25">Action (Run, edit stylesheet, delete stylesheet). </text:p>
            </text:list-item>
          </text:list>
        </text:list-item>
      </text:list>
      <text:p text:style-name="Text_20_body"/>
      <text:p text:style-name="Text_20_body">* The “edit stylesheet” and “delete stylesheet” appear only for Handcoded conversions.</text:p>
      <text:h text:style-name="Heading_20_4" text:outline-level="4">Test Run Stylesheet</text:h>
      <text:p text:style-name="Action_20_heading">Actions</text:p>
      <text:list text:style-name="WW8Num32">
        <text:list-item text:start-value="1">
          <text:p text:style-name="P25">Select the “Stylesheets” option in the navigation menu</text:p>
        </text:list-item>
        <text:list-item>
          <text:p text:style-name="P25"><text:bookmark-start text:name="_Ref119736348"/><text:span text:style-name="T7">Click on “view stylesheets” for any conversion entry in the list</text:span><text:bookmark-end text:name="_Ref119736348"/></text:p>
        </text:list-item>
        <text:list-item>
          <text:p text:style-name="P25">Click the “Run” button in the action menu</text:p>
        </text:list-item>
        <text:list-item>
          <text:p text:style-name="P25">Insert the URL of the file to be converted and select the corresponding stylesheet</text:p>
        </text:list-item>
        <text:list-item>
          <text:p text:style-name="P25">Select the convert button</text:p>
        </text:list-item>
      </text:list>
      <text:p text:style-name="Action_20_heading">Expected Results</text:p>
      <text:p text:style-name="Text_20_body_20_indent">The system will return the converted file to the user. In case of bad URL or conversion error (due to schema-xml file mismatch) DCM will return to the user the appropriate error message.</text:p>
      <text:h text:style-name="Heading_20_4" text:outline-level="4">Generate Stylesheet </text:h>
      <text:p text:style-name="Text_20_body"/>
      <text:p text:style-name="Action_20_heading">Actions</text:p>
      <text:list text:style-name="WW8Num34">
        <text:list-item>
          <text:p text:style-name="P37">Browse to the “Stylesheets” section</text:p>
        </text:list-item>
        <text:list-item>
          <text:p text:style-name="P37">View list of “Generated Conversions from Data Dictionary Tables”</text:p>
        </text:list-item>
      </text:list>
      <text:p text:style-name="Action_20_heading">Expected Results</text:p>
      <text:p text:style-name="Text_20_body_20_indent">The list of generated conversions matches the list of Tables found in the Reportnet Data Dictionary. For each table the following stylesheets are available:</text:p>
      <text:list text:style-name="WW8Num2">
        <text:list-item>
          <text:p text:style-name="P39">SQL for MySQL</text:p>
        </text:list-item>
        <text:list-item>
          <text:p text:style-name="P39">SQL for Oracle</text:p>
        </text:list-item>
        <text:list-item>
          <text:p text:style-name="P39">SQL for MS SQL Server</text:p>
        </text:list-item>
        <text:list-item>
          <text:p text:style-name="P39">SQL for MS Access</text:p>
        </text:list-item>
        <text:list-item>
          <text:p text:style-name="P39">Simple HTML table</text:p>
        </text:list-item>
        <text:list-item>
          <text:p text:style-name="P39">Excel</text:p>
        </text:list-item>
        <text:list-item>
          <text:p text:style-name="P39">VB for MS Access</text:p>
        </text:list-item>
        <text:list-item>
          <text:p text:style-name="P39">XML</text:p>
        </text:list-item>
      </text:list>
      <text:p text:style-name="Text_20_body">*The Schemas and stylesheets found in this list are neither editable nor can be removed from the system, unless they are removed or edited in the Data Dictionary.</text:p>
      <text:h text:style-name="Heading_20_2" text:outline-level="2">Integrated Tests</text:h>
      <text:h text:style-name="Heading_20_3" text:outline-level="3">Test DTD elements functionality</text:h>
      <text:p text:style-name="Text_20_body"/>
      <text:p text:style-name="Action_20_heading">Actions &amp; Expected results</text:p>
      <text:list text:style-name="WW8Num16">
        <text:list-item>
          <text:p text:style-name="P47"><text:span text:style-name="T7">Take a sample XML file which corresponds to the XML stylesheet: </text:span><text:a xlink:type="simple" xlink:href="http://rubi:8080/eidd/GetSchema?id=TBL2551"><text:span text:style-name="Internet_20_link"><text:span text:style-name="T7">http://rubi:8080/eidd/GetSchema?id=TBL2551</text:span></text:span></text:a><text:span text:style-name="T7"> and remove XML schema location from it (element to be removed: xsi:noNamespaceSchemaLocation="</text:span><text:a xlink:type="simple" xlink:href="http://rubi:8080/eidd/GetSchema?id=TBL2551"><text:span text:style-name="Internet_20_link"><text:span text:style-name="T7">http://rubi:8080/eidd/GetSchema?id=TBL2551</text:span></text:span></text:a><text:span text:style-name="T7">")</text:span></text:p>
        </text:list-item>
        <text:list-item>
          <text:p text:style-name="P47">Login as DCM administrator</text:p>
        </text:list-item>
        <text:list-item>
          <text:p text:style-name="P47"><text:span text:style-name="T7">Create new Stylesheet with URL of XML Schema: </text:span><text:a xlink:type="simple" xlink:href="http://rubi:8080/eidd/GetSchema?id=TBL2551"><text:span text:style-name="Internet_20_link"><text:span text:style-name="T7">http://rubi:8080/eidd/GetSchema?id=TBL2551</text:span></text:span></text:a><text:span text:style-name="T7">.</text:span></text:p>
        </text:list-item>
        <text:list-item>
          <text:p text:style-name="P47">Verify the new Stylesheet’s creation in the “Handcoded conversions” section.</text:p>
        </text:list-item>
        <text:list-item>
          <text:p text:style-name="P47">Press the “View Schema info” button on the newly created conversion entry.</text:p>
        </text:list-item>
        <text:list-item>
          <text:p text:style-name="P47">Add a new DTD stylesheet for the XML schema:</text:p>
          <text:list>
            <text:list-item>
              <text:p text:style-name="P47">Element name: GeneralCharacterisation</text:p>
            </text:list-item>
            <text:list-item>
              <text:p text:style-name="P47"><text:span text:style-name="T7">Namespace: </text:span><text:a xlink:type="simple" xlink:href="http://dixie.eurodyn.com:8070/namespace.jsp?ns_id=8"><text:span text:style-name="Internet_20_link"><text:span text:style-name="T7">http://dixie.eurodyn.com:8070/namespace.jsp?ns_id=8</text:span></text:span></text:a></text:p>
            </text:list-item>
          </text:list>
        </text:list-item>
        <text:list-item>
          <text:p text:style-name="P47">Visit the converter function (XML converter tab)</text:p>
        </text:list-item>
        <text:list-item>
          <text:p text:style-name="P47"><text:span text:style-name="T7">Insert the URL of the XML file (see step 1), select the “validate” option and press the “List” button without selecting an XML schema</text:span></text:p>
        </text:list-item>
        <text:list-item>
          <text:p text:style-name="P47">Verify that DCM returns the correct list of stylesheets that corresponds to the XML schema location which was removed in step 1.</text:p>
        </text:list-item>
        <text:list-item>
          <text:p text:style-name="P47">Select a stylesheet and proceed with conversion.</text:p>
        </text:list-item>
        <text:list-item>
          <text:p text:style-name="P47">Verify that the conversion has been completed successfully.</text:p>
        </text:list-item>
      </text:list>
      <text:h text:style-name="Heading_20_3" text:outline-level="3">Convert Excel to XML and vice-versa.</text:h>
      <text:p text:style-name="Action_20_heading">Actions &amp; Expected results</text:p>
      <text:list text:style-name="WW8Num24">
        <text:list-item>
          <text:p text:style-name="P60">Visit the Data Dictionary application</text:p>
        </text:list-item>
        <text:list-item>
          <text:p text:style-name="P60">Browse to “Tables” section</text:p>
        </text:list-item>
        <text:list-item>
          <text:p text:style-name="P60">Select a “Data Dictionary” table and create an MS excel template for this table</text:p>
        </text:list-item>
        <text:list-item>
          <text:p text:style-name="P60">Fill-in sample data in the Excel file</text:p>
        </text:list-item>
        <text:list-item>
          <text:p text:style-name="P60">Go to DCM and browse to the Converter function (MS Excel to XML conversion)</text:p>
        </text:list-item>
        <text:list-item>
          <text:p text:style-name="P60">Insert URL of the Excel file and convert (all sheets)</text:p>
        </text:list-item>
        <text:list-item>
          <text:p text:style-name="P60">Verify that the result of the conversion is an XML file structured properly to match the XML schema information of the Data Dictionary table according to which it was generated.</text:p>
        </text:list-item>
        <text:list-item>
          <text:p text:style-name="P60">Browse again to the “Converter” function (XML converter tab)</text:p>
        </text:list-item>
        <text:list-item>
          <text:p text:style-name="P60">Insert the URL of the XML file (the one received at step 7), select the XML schema corresponding to the initial Data Dictionary table and select “validate”</text:p>
        </text:list-item>
        <text:list-item>
          <text:p text:style-name="P60">Verify that the XML validation returns no errors and that the list of available conversions is returned.</text:p>
        </text:list-item>
        <text:list-item>
          <text:p text:style-name="P60">Select a stylesheet and proceed with the conversion</text:p>
        </text:list-item>
        <text:list-item>
          <text:p text:style-name="P60">Verify that the conversion is completed successfully.</text:p>
        </text:list-item>
      </text:list>
      <text:p text:style-name="Text_20_body"/>
      <text:h text:style-name="Heading_20_3" text:outline-level="3">Management of Uploaded XML Schemas</text:h>
      <text:p text:style-name="Action_20_heading">Actions &amp; Expected results</text:p>
      <text:list text:style-name="WW8Num8">
        <text:list-item>
          <text:p text:style-name="P72">Login as DCM administrator</text:p>
        </text:list-item>
        <text:list-item>
          <text:p text:style-name="P72">Browse to “Schemas” section</text:p>
        </text:list-item>
        <text:list-item>
          <text:p text:style-name="P72">Press “add schema” button</text:p>
        </text:list-item>
        <text:list-item>
          <text:p text:style-name="P72">Select XML Schema file to upload and provide a description</text:p>
        </text:list-item>
        <text:list-item>
          <text:p text:style-name="P72">Verify that the new XML schema is uploaded and visible on the Schemas list.</text:p>
        </text:list-item>
        <text:list-item>
          <text:p text:style-name="P72">Press the “view stylesheets” button and add a new stylesheet for the uploaded schema</text:p>
        </text:list-item>
        <text:list-item>
          <text:p text:style-name="P72">Enter the output type, description and XSL file of the new stylesheet and press “Upload”</text:p>
        </text:list-item>
        <text:list-item>
          <text:p text:style-name="P72">Verify that the new stylesheet is uploaded and that it is visible in the Handcoded conversions list in the Stylesheets section</text:p>
        </text:list-item>
        <text:list-item>
          <text:p text:style-name="P72">Browse to Schemas section and delete the uploaded XML schema</text:p>
        </text:list-item>
        <text:list-item>
          <text:p text:style-name="P72">Verify that all occurrences of the XML schema as well as its related stylesheets are removed from DCM.</text:p>
        </text:list-item>
      </text:list>
      <text:h text:style-name="Heading_20_3" text:outline-level="3">External System features</text:h>
      <text:p text:style-name="Action_20_heading">Actions &amp; Expected results</text:p>
      <text:list text:style-name="WW8Num28">
        <text:list-item>
          <text:p text:style-name="P82">Visit the Central Data Repository (CDR) application</text:p>
        </text:list-item>
        <text:list-item>
          <text:p text:style-name="P82">Browse to: Romania &gt;&gt; EEA, Requests &gt;&gt; Groundwater Quality (EWN-3) &gt;&gt; mmb1</text:p>
        </text:list-item>
        <text:list-item>
          <text:p text:style-name="P82">Click on any XML file listed in this page</text:p>
        </text:list-item>
        <text:list-item>
          <text:p text:style-name="P82">View the file properties (title, schema location, file size, last updated) and the list of the available formats that the user may download the file</text:p>
        </text:list-item>
        <text:list-item>
          <text:p text:style-name="P82"><text:span text:style-name="T7">Verify that for the same XML schema, the available download types are the identical as the Data Dictionary generated conversions viewed in DCM</text:span></text:p>
        </text:list-item>
        <text:list-item>
          <text:p text:style-name="P82">Click on a download type and save the resulting document</text:p>
        </text:list-item>
        <text:list-item>
          <text:p text:style-name="P82">Browse to DCM and go to the “Converter” function (XML converter tab)</text:p>
        </text:list-item>
        <text:list-item>
          <text:p text:style-name="P82">Insert the URL of the XML file found in the CDR, and list all possible conversions</text:p>
        </text:list-item>
        <text:list-item>
          <text:p text:style-name="P82">Convert the XML document to the same format as the one chosen in step 6</text:p>
        </text:list-item>
        <text:list-item>
          <text:p text:style-name="P82">Verify that the files resulted from the two conversions are identica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entury Gothic" svg:font-family="'Century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History_20_Line_20_n" style:display-name="History Line n" style:family="paragraph" style:parent-style-name="Standard">
      <style:paragraph-properties fo:margin-top="0.035cm" fo:margin-bottom="0.035cm" fo:text-align="justify" style:justify-single-word="false" fo:keep-together="always" fo:orphans="0" fo:widows="0" fo:keep-with-next="always"/>
      <style:text-properties style:font-name="Century Gothic" fo:font-size="9pt" fo:font-style="italic" style:font-size-asian="9pt" style:font-style-asian="italic" style:font-size-complex="10pt"/>
    </style:style>
    <style:style style:name="Text_20_1" style:display-name="Text 1" style:family="paragraph" style:parent-style-name="Standard">
      <style:paragraph-properties fo:margin-left="0.85cm" fo:margin-right="0cm" fo:margin-top="0cm" fo:margin-bottom="0.423cm" fo:text-indent="0cm" style:auto-text-indent="false"/>
      <style:text-properties style:font-size-complex="10pt"/>
    </style:style>
    <style:style style:name="List_20_Bullet_20_1" style:display-name="List Bullet 1" style:family="paragraph" style:parent-style-name="Text_20_1" style:list-style-name="WW8Num26">
      <style:paragraph-properties fo:margin-left="0cm" fo:margin-right="0cm" fo:text-indent="0cm" style:auto-text-indent="false"/>
    </style:style>
    <style:style style:name="Normal_20_numbered_20_1" style:display-name="Normal numbered 1" style:family="paragraph" style:parent-style-name="Standard" style:list-style-name="WW8Num12">
      <style:paragraph-properties fo:margin-left="0cm" fo:margin-right="0cm" fo:margin-top="0.212cm" fo:margin-bottom="0cm" fo:text-indent="0cm" style:auto-text-indent="false"/>
      <style:text-properties fo:font-size="11pt" style:font-size-asian="11pt" style:font-size-complex="10pt"/>
    </style:style>
    <style:style style:name="Normal_20_2" style:display-name="Normal 2" style:family="paragraph" style:parent-style-name="Standard">
      <style:paragraph-properties fo:margin-left="2.251cm" fo:margin-right="0cm" fo:margin-top="0.212cm" fo:margin-bottom="0cm" fo:text-indent="0cm" style:auto-text-indent="false"/>
      <style:text-properties fo:font-size="11pt" style:font-size-asian="11pt" style:font-size-complex="10pt"/>
    </style:style>
    <style:style style:name="Action_20_heading" style:display-name="Action heading" style:family="paragraph" style:parent-style-name="Text_20_body" style:next-style-name="Text_20_body_20_indent" style:class="text">
      <style:text-properties fo:color="#008000" fo:font-weight="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32z1" style:family="text">
      <style:text-properties style:font-name="Wingdings"/>
    </style:style>
    <style:style style:name="WW8Num2z0" style:family="text">
      <style:text-properties style:font-name="Wingdings"/>
    </style:style>
    <style:style style:name="WW8Num2z1" style:family="text">
      <style:text-properties style:font-name="Courier New2" style:font-name-complex="Courier New2"/>
    </style:style>
    <style:style style:name="WW8Num2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consecutive-numbering="true">
      <text:list-level-style-bullet text:level="1" text:style-name="WW8Num26z0" style:num-suffix="." text:bullet-char="">
        <style:list-level-properties text:min-label-width="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501cm" text:min-label-width="0.75cm"/>
      </text:list-level-style-number>
      <text:list-level-style-number text:level="2" style:num-format="1" text:start-value="2" text:display-levels="2">
        <style:list-level-properties text:space-before="1.501cm" text:min-label-width="0.953cm"/>
      </text:list-level-style-number>
      <text:list-level-style-number text:level="3" style:num-format="1" text:display-levels="3">
        <style:list-level-properties text:space-before="1.501cm" text:min-label-width="1.27cm"/>
      </text:list-level-style-number>
      <text:list-level-style-number text:level="4" style:num-format="1" text:display-levels="4">
        <style:list-level-properties text:space-before="1.501cm" text:min-label-width="1.27cm"/>
      </text:list-level-style-number>
      <text:list-level-style-number text:level="5" style:num-format="1" text:display-levels="5">
        <style:list-level-properties text:space-before="1.501cm" text:min-label-width="1.905cm"/>
      </text:list-level-style-number>
      <text:list-level-style-number text:level="6" style:num-format="1" text:display-levels="6">
        <style:list-level-properties text:space-before="1.501cm" text:min-label-width="1.905cm"/>
      </text:list-level-style-number>
      <text:list-level-style-number text:level="7" style:num-format="1" text:display-levels="7">
        <style:list-level-properties text:space-before="1.501cm" text:min-label-width="2.54cm"/>
      </text:list-level-style-number>
      <text:list-level-style-number text:level="8" style:num-format="1" text:display-levels="8">
        <style:list-level-properties text:space-before="1.501cm" text:min-label-width="2.54cm"/>
      </text:list-level-style-number>
      <text:list-level-style-number text:level="9" style:num-format="1" text:display-levels="9">
        <style:list-level-properties text:space-before="1.501cm" text:min-label-width="3.17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cm" text:min-label-width="0.635cm"/>
        <style:text-properties style:font-name="Times New Roman"/>
      </text:list-level-style-bullet>
      <text:list-level-style-bullet text:level="2" text:style-name="WW8Num23z1" style:num-suffix="." text:bullet-char="o">
        <style:list-level-properties text:space-before="1.9cm" text:min-label-width="0.635cm"/>
        <style:text-properties style:font-name="Courier New"/>
      </text:list-level-style-bullet>
      <text:list-level-style-bullet text:level="3" text:style-name="WW8Num23z2" style:num-suffix="." text:bullet-char="">
        <style:list-level-properties text:space-before="3.17cm" text:min-label-width="0.635cm"/>
        <style:text-properties style:font-name="Wingdings"/>
      </text:list-level-style-bullet>
      <text:list-level-style-bullet text:level="4" text:style-name="WW8Num23z3" style:num-suffix="." text:bullet-char="">
        <style:list-level-properties text:space-before="4.44cm" text:min-label-width="0.635cm"/>
        <style:text-properties style:font-name="Symbol"/>
      </text:list-level-style-bullet>
      <text:list-level-style-bullet text:level="5" text:style-name="WW8Num23z1" style:num-suffix="." text:bullet-char="o">
        <style:list-level-properties text:space-before="5.71cm" text:min-label-width="0.635cm"/>
        <style:text-properties style:font-name="Courier New"/>
      </text:list-level-style-bullet>
      <text:list-level-style-bullet text:level="6" text:style-name="WW8Num23z2" style:num-suffix="." text:bullet-char="">
        <style:list-level-properties text:space-before="6.98cm" text:min-label-width="0.635cm"/>
        <style:text-properties style:font-name="Wingdings"/>
      </text:list-level-style-bullet>
      <text:list-level-style-bullet text:level="7" text:style-name="WW8Num23z3" style:num-suffix="." text:bullet-char="">
        <style:list-level-properties text:space-before="8.25cm" text:min-label-width="0.635cm"/>
        <style:text-properties style:font-name="Symbol"/>
      </text:list-level-style-bullet>
      <text:list-level-style-bullet text:level="8" text:style-name="WW8Num23z1" style:num-suffix="." text:bullet-char="o">
        <style:list-level-properties text:space-before="9.52cm" text:min-label-width="0.635cm"/>
        <style:text-properties style:font-name="Courier New"/>
      </text:list-level-style-bullet>
      <text:list-level-style-bullet text:level="9" text:style-name="WW8Num23z2" style:num-suffix="." text:bullet-char="">
        <style:list-level-properties text:space-before="10.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cm" text:min-label-width="0.635cm"/>
      </text:list-level-style-number>
      <text:list-level-style-number text:level="3" style:num-suffix="." style:num-format="i">
        <style:list-level-properties text:min-label-width="3.805cm" text:min-label-distance="0.318cm" fo:text-align="end"/>
      </text:list-level-style-number>
      <text:list-level-style-number text:level="4" style:num-suffix="." style:num-format="1">
        <style:list-level-properties text:space-before="4.44cm" text:min-label-width="0.635cm"/>
      </text:list-level-style-number>
      <text:list-level-style-number text:level="5" style:num-suffix="." style:num-format="a" style:num-letter-sync="true">
        <style:list-level-properties text:space-before="5.71cm" text:min-label-width="0.635cm"/>
      </text:list-level-style-number>
      <text:list-level-style-number text:level="6" style:num-suffix="." style:num-format="i">
        <style:list-level-properties text:min-label-width="7.615cm" text:min-label-distance="0.318cm" fo:text-align="end"/>
      </text:list-level-style-number>
      <text:list-level-style-number text:level="7" style:num-suffix="." style:num-format="1">
        <style:list-level-properties text:space-before="8.25cm" text:min-label-width="0.635cm"/>
      </text:list-level-style-number>
      <text:list-level-style-number text:level="8" style:num-suffix="." style:num-format="a" style:num-letter-sync="true">
        <style:list-level-properties text:space-before="9.52cm" text:min-label-width="0.635cm"/>
      </text:list-level-style-number>
      <text:list-level-style-number text:level="9" style:num-suffix="." style:num-format="i">
        <style:list-level-properties text:min-label-width="11.425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cm" text:min-label-width="0.635cm"/>
      </text:list-level-style-number>
      <text:list-level-style-number text:level="3" style:num-suffix="." style:num-format="i">
        <style:list-level-properties text:min-label-width="3.805cm" text:min-label-distance="0.318cm" fo:text-align="end"/>
      </text:list-level-style-number>
      <text:list-level-style-number text:level="4" style:num-suffix="." style:num-format="1">
        <style:list-level-properties text:space-before="4.44cm" text:min-label-width="0.635cm"/>
      </text:list-level-style-number>
      <text:list-level-style-number text:level="5" style:num-suffix="." style:num-format="a" style:num-letter-sync="true">
        <style:list-level-properties text:space-before="5.71cm" text:min-label-width="0.635cm"/>
      </text:list-level-style-number>
      <text:list-level-style-number text:level="6" style:num-suffix="." style:num-format="i">
        <style:list-level-properties text:min-label-width="7.615cm" text:min-label-distance="0.318cm" fo:text-align="end"/>
      </text:list-level-style-number>
      <text:list-level-style-number text:level="7" style:num-suffix="." style:num-format="1">
        <style:list-level-properties text:space-before="8.25cm" text:min-label-width="0.635cm"/>
      </text:list-level-style-number>
      <text:list-level-style-number text:level="8" style:num-suffix="." style:num-format="a" style:num-letter-sync="true">
        <style:list-level-properties text:space-before="9.52cm" text:min-label-width="0.635cm"/>
      </text:list-level-style-number>
      <text:list-level-style-number text:level="9" style:num-suffix="." style:num-format="i">
        <style:list-level-properties text:min-label-width="11.42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cm" text:min-label-width="0.635cm"/>
      </text:list-level-style-number>
      <text:list-level-style-number text:level="2" style:num-format="1" text:start-value="2" text:display-levels="2">
        <style:list-level-properties text:space-before="0.63cm" text:min-label-width="1.164cm"/>
      </text:list-level-style-number>
      <text:list-level-style-number text:level="3" style:num-format="1" text:display-levels="3">
        <style:list-level-properties text:space-before="0.63cm" text:min-label-width="1.27cm"/>
      </text:list-level-style-number>
      <text:list-level-style-number text:level="4" style:num-format="1" text:start-value="6" text:display-levels="4">
        <style:list-level-properties text:space-before="0.63cm" text:min-label-width="1.27cm"/>
      </text:list-level-style-number>
      <text:list-level-style-number text:level="5" style:num-format="1" text:display-levels="5">
        <style:list-level-properties text:space-before="0.63cm" text:min-label-width="1.905cm"/>
      </text:list-level-style-number>
      <text:list-level-style-number text:level="6" style:num-format="1" text:display-levels="6">
        <style:list-level-properties text:space-before="0.63cm" text:min-label-width="1.905cm"/>
      </text:list-level-style-number>
      <text:list-level-style-number text:level="7" style:num-format="1" text:display-levels="7">
        <style:list-level-properties text:space-before="0.63cm" text:min-label-width="2.54cm"/>
      </text:list-level-style-number>
      <text:list-level-style-number text:level="8" style:num-format="1" text:display-levels="8">
        <style:list-level-properties text:space-before="0.63cm" text:min-label-width="2.54cm"/>
      </text:list-level-style-number>
      <text:list-level-style-number text:level="9" style:num-format="1" text:display-levels="9">
        <style:list-level-properties text:space-before="0.63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cm" text:min-label-width="0.635cm"/>
      </text:list-level-style-number>
      <text:list-level-style-number text:level="2" style:num-format="1" text:start-value="2" text:display-levels="2">
        <style:list-level-properties text:space-before="0.63cm" text:min-label-width="0.873cm"/>
      </text:list-level-style-number>
      <text:list-level-style-number text:level="3" style:num-format="1" text:start-value="3" text:display-levels="3">
        <style:list-level-properties text:space-before="0.63cm" text:min-label-width="1.27cm"/>
      </text:list-level-style-number>
      <text:list-level-style-number text:level="4" style:num-format="1" text:display-levels="4">
        <style:list-level-properties text:space-before="0.63cm" text:min-label-width="1.27cm"/>
      </text:list-level-style-number>
      <text:list-level-style-number text:level="5" style:num-format="1" text:display-levels="5">
        <style:list-level-properties text:space-before="0.63cm" text:min-label-width="1.905cm"/>
      </text:list-level-style-number>
      <text:list-level-style-number text:level="6" style:num-format="1" text:display-levels="6">
        <style:list-level-properties text:space-before="0.63cm" text:min-label-width="1.905cm"/>
      </text:list-level-style-number>
      <text:list-level-style-number text:level="7" style:num-format="1" text:display-levels="7">
        <style:list-level-properties text:space-before="0.63cm" text:min-label-width="2.54cm"/>
      </text:list-level-style-number>
      <text:list-level-style-number text:level="8" style:num-format="1" text:display-levels="8">
        <style:list-level-properties text:space-before="0.63cm" text:min-label-width="2.54cm"/>
      </text:list-level-style-number>
      <text:list-level-style-number text:level="9" style:num-format="1" text:display-levels="9">
        <style:list-level-properties text:space-before="0.63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318cm" text:min-label-width="0.635cm"/>
      </text:list-level-style-number>
      <text:list-level-style-number text:level="2" style:num-suffix="." style:num-format="a" style:num-letter-sync="true">
        <style:list-level-properties text:space-before="1.588cm" text:min-label-width="0.635cm"/>
      </text:list-level-style-number>
      <text:list-level-style-number text:level="3" style:num-suffix="." style:num-format="i">
        <style:list-level-properties text:min-label-width="3.493cm" text:min-label-distance="0.318cm" fo:text-align="end"/>
      </text:list-level-style-number>
      <text:list-level-style-number text:level="4" style:num-suffix="." style:num-format="1">
        <style:list-level-properties text:space-before="4.128cm" text:min-label-width="0.635cm"/>
      </text:list-level-style-number>
      <text:list-level-style-number text:level="5" style:num-suffix="." style:num-format="a" style:num-letter-sync="true">
        <style:list-level-properties text:space-before="5.398cm" text:min-label-width="0.635cm"/>
      </text:list-level-style-number>
      <text:list-level-style-number text:level="6" style:num-suffix="." style:num-format="i">
        <style:list-level-properties text:min-label-width="7.303cm" text:min-label-distance="0.318cm" fo:text-align="end"/>
      </text:list-level-style-number>
      <text:list-level-style-number text:level="7" style:num-suffix="." style:num-format="1">
        <style:list-level-properties text:space-before="7.938cm" text:min-label-width="0.635cm"/>
      </text:list-level-style-number>
      <text:list-level-style-number text:level="8" style:num-suffix="." style:num-format="a" style:num-letter-sync="true">
        <style:list-level-properties text:space-before="9.208cm" text:min-label-width="0.635cm"/>
      </text:list-level-style-number>
      <text:list-level-style-number text:level="9" style:num-suffix="." style:num-format="i">
        <style:list-level-properties text:min-label-width="11.11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Wingdings"/>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0" style:num-suffix="." text:bullet-char="">
        <style:list-level-properties text:space-before="3.81cm" text:min-label-width="0.635cm"/>
        <style:text-properties style:font-name="Wingdings"/>
      </text:list-level-style-bullet>
      <text:list-level-style-bullet text:level="4" text:style-name="WW8Num2z3"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0" style:num-suffix="." text:bullet-char="">
        <style:list-level-properties text:space-before="7.62cm" text:min-label-width="0.635cm"/>
        <style:text-properties style:font-name="Wingdings"/>
      </text:list-level-style-bullet>
      <text:list-level-style-bullet text:level="7" text:style-name="WW8Num2z3"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cm" text:min-label-width="0.635cm"/>
      </text:list-level-style-number>
      <text:list-level-style-number text:level="3" style:num-suffix="." style:num-format="i">
        <style:list-level-properties text:min-label-width="3.805cm" text:min-label-distance="0.318cm" fo:text-align="end"/>
      </text:list-level-style-number>
      <text:list-level-style-number text:level="4" style:num-suffix="." style:num-format="1">
        <style:list-level-properties text:space-before="4.44cm" text:min-label-width="0.635cm"/>
      </text:list-level-style-number>
      <text:list-level-style-number text:level="5" style:num-suffix="." style:num-format="a" style:num-letter-sync="true">
        <style:list-level-properties text:space-before="5.71cm" text:min-label-width="0.635cm"/>
      </text:list-level-style-number>
      <text:list-level-style-number text:level="6" style:num-suffix="." style:num-format="i">
        <style:list-level-properties text:min-label-width="7.615cm" text:min-label-distance="0.318cm" fo:text-align="end"/>
      </text:list-level-style-number>
      <text:list-level-style-number text:level="7" style:num-suffix="." style:num-format="1">
        <style:list-level-properties text:space-before="8.25cm" text:min-label-width="0.635cm"/>
      </text:list-level-style-number>
      <text:list-level-style-number text:level="8" style:num-suffix="." style:num-format="a" style:num-letter-sync="true">
        <style:list-level-properties text:space-before="9.52cm" text:min-label-width="0.635cm"/>
      </text:list-level-style-number>
      <text:list-level-style-number text:level="9" style:num-suffix="." style:num-format="i">
        <style:list-level-properties text:min-label-width="11.42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cm" text:min-label-width="0.635cm"/>
      </text:list-level-style-number>
      <text:list-level-style-number text:level="3" style:num-suffix="." style:num-format="i">
        <style:list-level-properties text:min-label-width="3.805cm" text:min-label-distance="0.318cm" fo:text-align="end"/>
      </text:list-level-style-number>
      <text:list-level-style-number text:level="4" style:num-suffix="." style:num-format="1">
        <style:list-level-properties text:space-before="4.44cm" text:min-label-width="0.635cm"/>
      </text:list-level-style-number>
      <text:list-level-style-number text:level="5" style:num-suffix="." style:num-format="a" style:num-letter-sync="true">
        <style:list-level-properties text:space-before="5.71cm" text:min-label-width="0.635cm"/>
      </text:list-level-style-number>
      <text:list-level-style-number text:level="6" style:num-suffix="." style:num-format="i">
        <style:list-level-properties text:min-label-width="7.615cm" text:min-label-distance="0.318cm" fo:text-align="end"/>
      </text:list-level-style-number>
      <text:list-level-style-number text:level="7" style:num-suffix="." style:num-format="1">
        <style:list-level-properties text:space-before="8.25cm" text:min-label-width="0.635cm"/>
      </text:list-level-style-number>
      <text:list-level-style-number text:level="8" style:num-suffix="." style:num-format="a" style:num-letter-sync="true">
        <style:list-level-properties text:space-before="9.52cm" text:min-label-width="0.635cm"/>
      </text:list-level-style-number>
      <text:list-level-style-number text:level="9" style:num-suffix="." style:num-format="i">
        <style:list-level-properties text:min-label-width="11.42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cm" text:min-label-width="0.635cm"/>
      </text:list-level-style-number>
      <text:list-level-style-number text:level="2" style:num-suffix="." style:num-format="a" style:num-letter-sync="true">
        <style:list-level-properties text:space-before="1.9cm" text:min-label-width="0.635cm"/>
      </text:list-level-style-number>
      <text:list-level-style-number text:level="3" style:num-suffix="." style:num-format="i">
        <style:list-level-properties text:min-label-width="3.805cm" text:min-label-distance="0.318cm" fo:text-align="end"/>
      </text:list-level-style-number>
      <text:list-level-style-number text:level="4" style:num-suffix="." style:num-format="1">
        <style:list-level-properties text:space-before="4.44cm" text:min-label-width="0.635cm"/>
      </text:list-level-style-number>
      <text:list-level-style-number text:level="5" style:num-suffix="." style:num-format="a" style:num-letter-sync="true">
        <style:list-level-properties text:space-before="5.71cm" text:min-label-width="0.635cm"/>
      </text:list-level-style-number>
      <text:list-level-style-number text:level="6" style:num-suffix="." style:num-format="i">
        <style:list-level-properties text:min-label-width="7.615cm" text:min-label-distance="0.318cm" fo:text-align="end"/>
      </text:list-level-style-number>
      <text:list-level-style-number text:level="7" style:num-suffix="." style:num-format="1">
        <style:list-level-properties text:space-before="8.25cm" text:min-label-width="0.635cm"/>
      </text:list-level-style-number>
      <text:list-level-style-number text:level="8" style:num-suffix="." style:num-format="a" style:num-letter-sync="true">
        <style:list-level-properties text:space-before="9.52cm" text:min-label-width="0.635cm"/>
      </text:list-level-style-number>
      <text:list-level-style-number text:level="9" style:num-suffix="." style:num-format="i">
        <style:list-level-properties text:min-label-width="11.42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7-07-23</text:modification-date><text:tab/><text:title>XMLCONV Test plan report</text:title><text:tab/><text:span text:style-name="T1">Page </text:span><text:span text:style-name="T1"><text:page-number text:select-page="current">19</text:page-number></text:span><text:span text:style-name="T1"> of </text:span><text:span text:style-name="T1"><text:page-count style:num-format="1">19</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Test plan report</dc:title>
    <meta:initial-creator>Søren Roug</meta:initial-creator>
    <meta:creation-date>2007-07-23T09:21:12</meta:creation-date>
    <dc:creator>Søren Roug</dc:creator>
    <dc:date>2007-07-23T09:54:56</dc:date>
    <dc:language>en-GB</dc:language>
    <meta:editing-cycles>2</meta:editing-cycles>
    <meta:editing-duration>PT38S</meta:editing-duration>
    <meta:template xlink:type="simple" xlink:actuate="onRequest" xlink:href="/C:/Documents%20and%20Settings/roug/Application%20Data/OpenOffice.org2/user/template/EEA-Technical-Report.ott" xlink:title="EEA-Technical-Report" meta:date="2007-07-23T09:21:12"/>
    <meta:user-defined meta:name="Info 1"/>
    <meta:user-defined meta:name="Info 2"/>
    <meta:user-defined meta:name="Info 3"/>
    <meta:user-defined meta:name="Info 4"/>
    <meta:document-statistic meta:table-count="7" meta:image-count="0" meta:object-count="1" meta:page-count="19" meta:paragraph-count="564" meta:word-count="3624" meta:character-count="22577"/>
  </office:meta>
</office:document-meta>
</file>